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 style:data-style-name="N0">
      <style:table-cell-properties fo:background-color="#ffff00"/>
      <style:text-properties fo:color="#000000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cardcod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4" office:value-type="string" calcext:value-type="string">
            <text:p>selisih</text:p>
          </table:table-cell>
        </table:table-row>
        <table:table-row table:style-name="ro1">
          <table:table-cell office:value-type="string" calcext:value-type="string">
            <text:p>HT0209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2]-[.C2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HT02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]-[.C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259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4]-[.C4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HT0291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5000000" calcext:value-type="float">
            <text:p>35,000,000.00</text:p>
          </table:table-cell>
          <table:table-cell table:formula="of:=[.B5]-[.C5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HT0292</text:p>
          </table:table-cell>
          <table:table-cell office:value-type="float" office:value="70000000" calcext:value-type="float">
            <text:p>7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6]-[.C6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HT02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]-[.C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01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25000000" calcext:value-type="float">
            <text:p>25,000,000.00</text:p>
          </table:table-cell>
          <table:table-cell table:formula="of:=[.B8]-[.C8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HT03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]-[.C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]-[.C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16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3000000" calcext:value-type="float">
            <text:p>3,000,000.00</text:p>
          </table:table-cell>
          <table:table-cell table:formula="of:=[.B11]-[.C11]" office:value-type="float" office:value="17000000" calcext:value-type="float">
            <text:p>17,000,000.00</text:p>
          </table:table-cell>
        </table:table-row>
        <table:table-row table:style-name="ro1">
          <table:table-cell office:value-type="string" calcext:value-type="string">
            <text:p>HT0325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2]-[.C12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C00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]-[.C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]-[.C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]-[.C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]-[.C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]-[.C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]-[.C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71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9]-[.C19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C00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]-[.C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1]-[.C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2]-[.C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3]-[.C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Q00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]-[.C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5]-[.C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50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26]-[.C26]" office:value-type="float" office:value="130000000" calcext:value-type="float">
            <text:p>130,000,000.00</text:p>
          </table:table-cell>
        </table:table-row>
        <table:table-row table:style-name="ro1">
          <table:table-cell office:value-type="string" calcext:value-type="string">
            <text:p>RS1479</text:p>
          </table:table-cell>
          <table:table-cell office:value-type="float" office:value="120000000" calcext:value-type="float">
            <text:p>120,000,000.00</text:p>
          </table:table-cell>
          <table:table-cell office:value-type="float" office:value="45000000" calcext:value-type="float">
            <text:p>45,000,000.00</text:p>
          </table:table-cell>
          <table:table-cell table:formula="of:=[.B27]-[.C27]" office:value-type="float" office:value="75000000" calcext:value-type="float">
            <text:p>75,000,000.00</text:p>
          </table:table-cell>
        </table:table-row>
        <table:table-row table:style-name="ro1">
          <table:table-cell office:value-type="string" calcext:value-type="string">
            <text:p>RS1480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75000000" calcext:value-type="float">
            <text:p>75,000,000.00</text:p>
          </table:table-cell>
          <table:table-cell table:formula="of:=[.B28]-[.C28]" office:value-type="float" office:value="125000000" calcext:value-type="float">
            <text:p>125,000,000.00</text:p>
          </table:table-cell>
        </table:table-row>
        <table:table-row table:style-name="ro1">
          <table:table-cell office:value-type="string" calcext:value-type="string">
            <text:p>RS15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]-[.C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5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0]-[.C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]-[.C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61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32]-[.C32]" office:value-type="float" office:value="170000000" calcext:value-type="float">
            <text:p>170,000,000.00</text:p>
          </table:table-cell>
        </table:table-row>
        <table:table-row table:style-name="ro1">
          <table:table-cell office:value-type="string" calcext:value-type="string">
            <text:p>RS28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3]-[.C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]-[.C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5]-[.C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6]-[.C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23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000" calcext:value-type="float">
            <text:p>10,000,000,000.00</text:p>
          </table:table-cell>
          <table:table-cell table:formula="of:=[.B37]-[.C37]" office:value-type="float" office:value="-9980000000" calcext:value-type="float">
            <text:p>-9,980,000,000.00</text:p>
          </table:table-cell>
        </table:table-row>
        <table:table-row table:style-name="ro1">
          <table:table-cell office:value-type="string" calcext:value-type="string">
            <text:p>RS29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38]-[.C38]" office:value-type="float" office:value="-1900000000" calcext:value-type="float">
            <text:p>-1,900,000,000.00</text:p>
          </table:table-cell>
        </table:table-row>
        <table:table-row table:style-name="ro1">
          <table:table-cell office:value-type="string" calcext:value-type="string">
            <text:p>RS29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9]-[.C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]-[.C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57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41]-[.C41]" office:value-type="float" office:value="170000000" calcext:value-type="float">
            <text:p>170,000,000.00</text:p>
          </table:table-cell>
        </table:table-row>
        <table:table-row table:style-name="ro1">
          <table:table-cell office:value-type="string" calcext:value-type="string">
            <text:p>RS2964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42]-[.C42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993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]-[.C43]" office:value-type="float" office:value="-980000000" calcext:value-type="float">
            <text:p>-980,000,000.00</text:p>
          </table:table-cell>
        </table:table-row>
        <table:table-row table:style-name="ro1">
          <table:table-cell office:value-type="string" calcext:value-type="string">
            <text:p>OT00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4]-[.C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]-[.C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6]-[.C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7]-[.C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]-[.C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9]-[.C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12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" calcext:value-type="float">
            <text:p>1,000,000.00</text:p>
          </table:table-cell>
          <table:table-cell table:formula="of:=[.B50]-[.C50]" office:value-type="float" office:value="49000000" calcext:value-type="float">
            <text:p>49,000,000.00</text:p>
          </table:table-cell>
        </table:table-row>
        <table:table-row table:style-name="ro1">
          <table:table-cell office:value-type="string" calcext:value-type="string">
            <text:p>OT01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0" calcext:value-type="float">
            <text:p>10,000,000,000.00</text:p>
          </table:table-cell>
          <table:table-cell table:formula="of:=[.B51]-[.C51]" office:value-type="float" office:value="-9900000000" calcext:value-type="float">
            <text:p>-9,900,000,000.00</text:p>
          </table:table-cell>
        </table:table-row>
        <table:table-row table:style-name="ro1">
          <table:table-cell office:value-type="string" calcext:value-type="string">
            <text:p>OT01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2]-[.C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3]-[.C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0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4]-[.C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0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]-[.C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091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56]-[.C56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16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57]-[.C57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16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8]-[.C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669</text:p>
          </table:table-cell>
          <table:table-cell office:value-type="float" office:value="350000000" calcext:value-type="float">
            <text:p>350,000,000.00</text:p>
          </table:table-cell>
          <table:table-cell office:value-type="float" office:value="250000000" calcext:value-type="float">
            <text:p>250,000,000.00</text:p>
          </table:table-cell>
          <table:table-cell table:formula="of:=[.B59]-[.C59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RS1704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75000000" calcext:value-type="float">
            <text:p>175,000,000.00</text:p>
          </table:table-cell>
          <table:table-cell table:formula="of:=[.B60]-[.C60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RS1715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500000000" calcext:value-type="float">
            <text:p>500,000,000.00</text:p>
          </table:table-cell>
          <table:table-cell table:formula="of:=[.B61]-[.C61]" office:value-type="float" office:value="-350000000" calcext:value-type="float">
            <text:p>-350,000,000.00</text:p>
          </table:table-cell>
        </table:table-row>
        <table:table-row table:style-name="ro1">
          <table:table-cell office:value-type="string" calcext:value-type="string">
            <text:p>SM0056</text:p>
          </table:table-cell>
          <table:table-cell office:value-type="float" office:value="1500000000" calcext:value-type="float">
            <text:p>1,500,000,000.00</text:p>
          </table:table-cell>
          <table:table-cell office:value-type="float" office:value="700000000" calcext:value-type="float">
            <text:p>700,000,000.00</text:p>
          </table:table-cell>
          <table:table-cell table:formula="of:=[.B62]-[.C62]" office:value-type="float" office:value="800000000" calcext:value-type="float">
            <text:p>800,000,000.00</text:p>
          </table:table-cell>
        </table:table-row>
        <table:table-row table:style-name="ro1">
          <table:table-cell office:value-type="string" calcext:value-type="string">
            <text:p>PS0023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3000000" calcext:value-type="float">
            <text:p>3,000,000.00</text:p>
          </table:table-cell>
          <table:table-cell table:formula="of:=[.B63]-[.C63]" office:value-type="float" office:value="17000000" calcext:value-type="float">
            <text:p>17,000,000.00</text:p>
          </table:table-cell>
        </table:table-row>
        <table:table-row table:style-name="ro1">
          <table:table-cell office:value-type="string" calcext:value-type="string">
            <text:p>PS00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4]-[.C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0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]-[.C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0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]-[.C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7]-[.C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68]-[.C68]" office:value-type="float" office:value="90000000" calcext:value-type="float">
            <text:p>90,000,000.00</text:p>
          </table:table-cell>
        </table:table-row>
        <table:table-row table:style-name="ro1">
          <table:table-cell office:value-type="string" calcext:value-type="string">
            <text:p>PS01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9]-[.C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0]-[.C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1]-[.C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2]-[.C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3]-[.C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74]-[.C74]" office:value-type="float" office:value="85000000" calcext:value-type="float">
            <text:p>85,000,000.00</text:p>
          </table:table-cell>
        </table:table-row>
        <table:table-row table:style-name="ro1">
          <table:table-cell office:value-type="string" calcext:value-type="string">
            <text:p>RS18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]-[.C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]-[.C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7]-[.C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44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78]-[.C78]" office:value-type="float" office:value="35000000" calcext:value-type="float">
            <text:p>35,000,000.00</text:p>
          </table:table-cell>
        </table:table-row>
        <table:table-row table:style-name="ro1">
          <table:table-cell office:value-type="string" calcext:value-type="string">
            <text:p>SM01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9]-[.C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0]-[.C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62</text:p>
          </table:table-cell>
          <table:table-cell office:value-type="float" office:value="700000000" calcext:value-type="float">
            <text:p>700,000,000.00</text:p>
          </table:table-cell>
          <table:table-cell office:value-type="float" office:value="120000000" calcext:value-type="float">
            <text:p>120,000,000.00</text:p>
          </table:table-cell>
          <table:table-cell table:formula="of:=[.B81]-[.C81]" office:value-type="float" office:value="580000000" calcext:value-type="float">
            <text:p>580,000,000.00</text:p>
          </table:table-cell>
        </table:table-row>
        <table:table-row table:style-name="ro1">
          <table:table-cell office:value-type="string" calcext:value-type="string">
            <text:p>SM01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2]-[.C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79</text:p>
          </table:table-cell>
          <table:table-cell office:value-type="float" office:value="450000000" calcext:value-type="float">
            <text:p>45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83]-[.C83]" office:value-type="float" office:value="300000000" calcext:value-type="float">
            <text:p>300,000,000.00</text:p>
          </table:table-cell>
        </table:table-row>
        <table:table-row table:style-name="ro1">
          <table:table-cell office:value-type="string" calcext:value-type="string">
            <text:p>SM01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4]-[.C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2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5]-[.C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0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6]-[.C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090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87]-[.C87]" office:value-type="float" office:value="-10000000" calcext:value-type="float">
            <text:p>-10,000,000.00</text:p>
          </table:table-cell>
        </table:table-row>
        <table:table-row table:style-name="ro1">
          <table:table-cell office:value-type="string" calcext:value-type="string">
            <text:p>CT0149</text:p>
          </table:table-cell>
          <table:table-cell office:value-type="float" office:value="225000000" calcext:value-type="float">
            <text:p>225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88]-[.C88]" office:value-type="float" office:value="75000000" calcext:value-type="float">
            <text:p>75,000,000.00</text:p>
          </table:table-cell>
        </table:table-row>
        <table:table-row table:style-name="ro1">
          <table:table-cell office:value-type="string" calcext:value-type="string">
            <text:p>CT01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9]-[.C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]-[.C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82</text:p>
          </table:table-cell>
          <table:table-cell office:value-type="float" office:value="3000000000" calcext:value-type="float">
            <text:p>3,000,000,000.00</text:p>
          </table:table-cell>
          <table:table-cell office:value-type="float" office:value="700000000" calcext:value-type="float">
            <text:p>700,000,000.00</text:p>
          </table:table-cell>
          <table:table-cell table:formula="of:=[.B91]-[.C91]" office:value-type="float" office:value="2300000000" calcext:value-type="float">
            <text:p>2,300,000,000.00</text:p>
          </table:table-cell>
        </table:table-row>
        <table:table-row table:style-name="ro1">
          <table:table-cell office:value-type="string" calcext:value-type="string">
            <text:p>CT01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2]-[.C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3]-[.C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]-[.C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49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7500000" calcext:value-type="float">
            <text:p>7,500,000.00</text:p>
          </table:table-cell>
          <table:table-cell table:formula="of:=[.B95]-[.C95]" office:value-type="float" office:value="7500000" calcext:value-type="float">
            <text:p>7,500,000.00</text:p>
          </table:table-cell>
        </table:table-row>
        <table:table-row table:style-name="ro1">
          <table:table-cell office:value-type="string" calcext:value-type="string">
            <text:p>RS04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60000000" calcext:value-type="float">
            <text:p>60,000,000.00</text:p>
          </table:table-cell>
          <table:table-cell table:formula="of:=[.B96]-[.C96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RS2053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97]-[.C97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0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8]-[.C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9]-[.C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0]-[.C1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1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01]-[.C101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DS01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2]-[.C1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3]-[.C1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30</text:p>
          </table:table-cell>
          <table:table-cell office:value-type="float" office:value="4000000000" calcext:value-type="float">
            <text:p>4,000,000,000.00</text:p>
          </table:table-cell>
          <table:table-cell office:value-type="float" office:value="1500000000" calcext:value-type="float">
            <text:p>1,500,000,000.00</text:p>
          </table:table-cell>
          <table:table-cell table:formula="of:=[.B104]-[.C104]" office:value-type="float" office:value="2500000000" calcext:value-type="float">
            <text:p>2,500,000,000.00</text:p>
          </table:table-cell>
        </table:table-row>
        <table:table-row table:style-name="ro1">
          <table:table-cell office:value-type="string" calcext:value-type="string">
            <text:p>DS01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5]-[.C1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]-[.C1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7]-[.C1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8]-[.C1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9]-[.C1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0]-[.C1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1]-[.C1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2]-[.C1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3]-[.C1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4]-[.C1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5]-[.C1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66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16]-[.C116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1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]-[.C1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]-[.C1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80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85000000" calcext:value-type="float">
            <text:p>85,000,000.00</text:p>
          </table:table-cell>
          <table:table-cell table:formula="of:=[.B119]-[.C119]" office:value-type="float" office:value="65000000" calcext:value-type="float">
            <text:p>65,000,000.00</text:p>
          </table:table-cell>
        </table:table-row>
        <table:table-row table:style-name="ro1">
          <table:table-cell office:value-type="string" calcext:value-type="string">
            <text:p>RS21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]-[.C1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]-[.C1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]-[.C1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3]-[.C1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46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24]-[.C124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22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]-[.C1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6]-[.C12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7]-[.C1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8]-[.C1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9]-[.C1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]-[.C1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]-[.C1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2]-[.C1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3]-[.C1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4]-[.C1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5]-[.C1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]-[.C1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35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7500000" calcext:value-type="float">
            <text:p>7,500,000.00</text:p>
          </table:table-cell>
          <table:table-cell table:formula="of:=[.B137]-[.C137]" office:value-type="float" office:value="22500000" calcext:value-type="float">
            <text:p>22,500,000.00</text:p>
          </table:table-cell>
        </table:table-row>
        <table:table-row table:style-name="ro1">
          <table:table-cell office:value-type="string" calcext:value-type="string">
            <text:p>HT0351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38]-[.C138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MN00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]-[.C1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]-[.C1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31</text:p>
          </table:table-cell>
          <table:table-cell office:value-type="float" office:value="450000000" calcext:value-type="float">
            <text:p>450,000,000.00</text:p>
          </table:table-cell>
          <table:table-cell office:value-type="float" office:value="250000000" calcext:value-type="float">
            <text:p>250,000,000.00</text:p>
          </table:table-cell>
          <table:table-cell table:formula="of:=[.B141]-[.C141]" office:value-type="float" office:value="200000000" calcext:value-type="float">
            <text:p>200,000,000.00</text:p>
          </table:table-cell>
        </table:table-row>
        <table:table-row table:style-name="ro1">
          <table:table-cell office:value-type="string" calcext:value-type="string">
            <text:p>MN00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2]-[.C1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68</text:p>
          </table:table-cell>
          <table:table-cell office:value-type="float" office:value="600000000" calcext:value-type="float">
            <text:p>600,000,000.00</text:p>
          </table:table-cell>
          <table:table-cell office:value-type="float" office:value="250000000" calcext:value-type="float">
            <text:p>250,000,000.00</text:p>
          </table:table-cell>
          <table:table-cell table:formula="of:=[.B143]-[.C143]" office:value-type="float" office:value="350000000" calcext:value-type="float">
            <text:p>350,000,000.00</text:p>
          </table:table-cell>
        </table:table-row>
        <table:table-row table:style-name="ro1">
          <table:table-cell office:value-type="string" calcext:value-type="string">
            <text:p>OT00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]-[.C1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10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45]-[.C145]" office:value-type="float" office:value="170000000" calcext:value-type="float">
            <text:p>170,000,000.00</text:p>
          </table:table-cell>
        </table:table-row>
        <table:table-row table:style-name="ro1">
          <table:table-cell office:value-type="string" calcext:value-type="string">
            <text:p>OT00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6]-[.C1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]-[.C1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8]-[.C1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28</text:p>
          </table:table-cell>
          <table:table-cell office:value-type="float" office:value="35000000" calcext:value-type="float">
            <text:p>35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49]-[.C149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OT00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0]-[.C1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1]-[.C1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]-[.C1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]-[.C1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4]-[.C1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]-[.C1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6]-[.C1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]-[.C1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37</text:p>
          </table:table-cell>
          <table:table-cell office:value-type="float" office:value="260000000" calcext:value-type="float">
            <text:p>260,000,000.00</text:p>
          </table:table-cell>
          <table:table-cell office:value-type="float" office:value="170000000" calcext:value-type="float">
            <text:p>170,000,000.00</text:p>
          </table:table-cell>
          <table:table-cell table:formula="of:=[.B158]-[.C158]" office:value-type="float" office:value="90000000" calcext:value-type="float">
            <text:p>90,000,000.00</text:p>
          </table:table-cell>
        </table:table-row>
        <table:table-row table:style-name="ro1">
          <table:table-cell office:value-type="string" calcext:value-type="string">
            <text:p>HT0158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59]-[.C159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HT0176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40000000" calcext:value-type="float">
            <text:p>40,000,000.00</text:p>
          </table:table-cell>
          <table:table-cell table:formula="of:=[.B160]-[.C160]" office:value-type="float" office:value="-10000000" calcext:value-type="float">
            <text:p>-10,000,000.00</text:p>
          </table:table-cell>
        </table:table-row>
        <table:table-row table:style-name="ro1">
          <table:table-cell office:value-type="string" calcext:value-type="string">
            <text:p>HT0179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500000000" calcext:value-type="float">
            <text:p>500,000,000.00</text:p>
          </table:table-cell>
          <table:table-cell table:formula="of:=[.B161]-[.C161]" office:value-type="float" office:value="-350000000" calcext:value-type="float">
            <text:p>-350,000,000.00</text:p>
          </table:table-cell>
        </table:table-row>
        <table:table-row table:style-name="ro1">
          <table:table-cell office:value-type="string" calcext:value-type="string">
            <text:p>HT0183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" calcext:value-type="float">
            <text:p>5,000,000.00</text:p>
          </table:table-cell>
          <table:table-cell table:formula="of:=[.B162]-[.C162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HT0188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" calcext:value-type="float">
            <text:p>5,000,000.00</text:p>
          </table:table-cell>
          <table:table-cell table:formula="of:=[.B163]-[.C163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HT02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]-[.C1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262</text:p>
          </table:table-cell>
          <table:table-cell office:value-type="float" office:value="2000000000" calcext:value-type="float">
            <text:p>2,000,000,000.00</text:p>
          </table:table-cell>
          <table:table-cell office:value-type="float" office:value="800000000" calcext:value-type="float">
            <text:p>800,000,000.00</text:p>
          </table:table-cell>
          <table:table-cell table:formula="of:=[.B165]-[.C165]" office:value-type="float" office:value="1200000000" calcext:value-type="float">
            <text:p>1,200,000,000.00</text:p>
          </table:table-cell>
        </table:table-row>
        <table:table-row table:style-name="ro1">
          <table:table-cell office:value-type="string" calcext:value-type="string">
            <text:p>HT03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66]-[.C166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HT03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67]-[.C167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C00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8]-[.C1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11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69]-[.C169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RC00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]-[.C1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]-[.C1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2]-[.C1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3]-[.C1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]-[.C1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5]-[.C1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]-[.C1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05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77]-[.C177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RS15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8]-[.C1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]-[.C1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90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]-[.C180]" office:value-type="float" office:value="-940000000" calcext:value-type="float">
            <text:p>-940,000,000.00</text:p>
          </table:table-cell>
        </table:table-row>
        <table:table-row table:style-name="ro1">
          <table:table-cell office:value-type="string" calcext:value-type="string">
            <text:p>RS2905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81]-[.C181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RS29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" calcext:value-type="float">
            <text:p>1,000,000.00</text:p>
          </table:table-cell>
          <table:table-cell table:formula="of:=[.B182]-[.C182]" office:value-type="float" office:value="99000000" calcext:value-type="float">
            <text:p>99,000,000.00</text:p>
          </table:table-cell>
        </table:table-row>
        <table:table-row table:style-name="ro1">
          <table:table-cell office:value-type="string" calcext:value-type="string">
            <text:p>RS291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3]-[.C1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]-[.C1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]-[.C1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85000000" calcext:value-type="float">
            <text:p>85,000,000.00</text:p>
          </table:table-cell>
          <table:table-cell table:formula="of:=[.B186]-[.C186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RS29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7]-[.C1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8]-[.C1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72</text:p>
          </table:table-cell>
          <table:table-cell office:value-type="float" office:value="75000000" calcext:value-type="float">
            <text:p>75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89]-[.C189]" office:value-type="float" office:value="65000000" calcext:value-type="float">
            <text:p>65,000,000.00</text:p>
          </table:table-cell>
        </table:table-row>
        <table:table-row table:style-name="ro1">
          <table:table-cell office:value-type="string" calcext:value-type="string">
            <text:p>RS29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0]-[.C1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]-[.C1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]-[.C1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]-[.C1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]-[.C1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5]-[.C1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]-[.C1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]-[.C1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198]-[.C198]" office:value-type="float" office:value="-1900000000" calcext:value-type="float">
            <text:p>-1,900,000,000.00</text:p>
          </table:table-cell>
        </table:table-row>
        <table:table-row table:style-name="ro1">
          <table:table-cell office:value-type="string" calcext:value-type="string">
            <text:p>OT01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]-[.C1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Q0016</text:p>
          </table:table-cell>
          <table:table-cell office:value-type="float" office:value="20000000000" calcext:value-type="float">
            <text:p>20,000,000,000.00</text:p>
          </table:table-cell>
          <table:table-cell office:value-type="float" office:value="18000000000" calcext:value-type="float">
            <text:p>18,000,000,000.00</text:p>
          </table:table-cell>
          <table:table-cell table:formula="of:=[.B200]-[.C200]" office:value-type="float" office:value="2000000000" calcext:value-type="float">
            <text:p>2,000,000,000.00</text:p>
          </table:table-cell>
        </table:table-row>
        <table:table-row table:style-name="ro1">
          <table:table-cell office:value-type="string" calcext:value-type="string">
            <text:p>RS0035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330000000" calcext:value-type="float">
            <text:p>330,000,000.00</text:p>
          </table:table-cell>
          <table:table-cell table:formula="of:=[.B201]-[.C201]" office:value-type="float" office:value="-300000000" calcext:value-type="float">
            <text:p>-300,000,000.00</text:p>
          </table:table-cell>
        </table:table-row>
        <table:table-row table:style-name="ro1">
          <table:table-cell office:value-type="string" calcext:value-type="string">
            <text:p>RS00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2]-[.C2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0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3]-[.C2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6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4]-[.C2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614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205]-[.C205]" office:value-type="float" office:value="135000000" calcext:value-type="float">
            <text:p>135,000,000.00</text:p>
          </table:table-cell>
        </table:table-row>
        <table:table-row table:style-name="ro1">
          <table:table-cell office:value-type="string" calcext:value-type="string">
            <text:p>RS1623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206]-[.C206]" office:value-type="float" office:value="-20000000" calcext:value-type="float">
            <text:p>-20,000,000.00</text:p>
          </table:table-cell>
        </table:table-row>
        <table:table-row table:style-name="ro1">
          <table:table-cell office:value-type="string" calcext:value-type="string">
            <text:p>RS16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7]-[.C2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691</text:p>
          </table:table-cell>
          <table:table-cell office:value-type="float" office:value="90000000" calcext:value-type="float">
            <text:p>9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208]-[.C208]" office:value-type="float" office:value="60000000" calcext:value-type="float">
            <text:p>60,000,000.00</text:p>
          </table:table-cell>
        </table:table-row>
        <table:table-row table:style-name="ro1">
          <table:table-cell office:value-type="string" calcext:value-type="string">
            <text:p>RS17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9]-[.C2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0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10]-[.C2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11]-[.C2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12]-[.C2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13]-[.C2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2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14]-[.C2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3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15]-[.C2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16]-[.C2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59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217]-[.C217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1918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800000000" calcext:value-type="float">
            <text:p>800,000,000.00</text:p>
          </table:table-cell>
          <table:table-cell table:formula="of:=[.B218]-[.C218]" office:value-type="float" office:value="-750000000" calcext:value-type="float">
            <text:p>-750,000,000.00</text:p>
          </table:table-cell>
        </table:table-row>
        <table:table-row table:style-name="ro1">
          <table:table-cell office:value-type="string" calcext:value-type="string">
            <text:p>RS1920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219]-[.C219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1945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220]-[.C220]" office:value-type="float" office:value="-150000000" calcext:value-type="float">
            <text:p>-150,000,000.00</text:p>
          </table:table-cell>
        </table:table-row>
        <table:table-row table:style-name="ro1">
          <table:table-cell office:value-type="string" calcext:value-type="string">
            <text:p>SM01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21]-[.C2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22]-[.C2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14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30000000" calcext:value-type="float">
            <text:p>130,000,000.00</text:p>
          </table:table-cell>
          <table:table-cell table:formula="of:=[.B223]-[.C223]" office:value-type="float" office:value="-80000000" calcext:value-type="float">
            <text:p>-80,000,000.00</text:p>
          </table:table-cell>
        </table:table-row>
        <table:table-row table:style-name="ro1">
          <table:table-cell office:value-type="string" calcext:value-type="string">
            <text:p>CT00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24]-[.C2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39</text:p>
          </table:table-cell>
          <table:table-cell office:value-type="float" office:value="130000000" calcext:value-type="float">
            <text:p>13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225]-[.C225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CT0150</text:p>
          </table:table-cell>
          <table:table-cell office:value-type="float" office:value="75000000" calcext:value-type="float">
            <text:p>75,000,000.00</text:p>
          </table:table-cell>
          <table:table-cell office:value-type="float" office:value="5000000" calcext:value-type="float">
            <text:p>5,000,000.00</text:p>
          </table:table-cell>
          <table:table-cell table:formula="of:=[.B226]-[.C226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CT01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27]-[.C2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28]-[.C2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55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2000000" calcext:value-type="float">
            <text:p>2,000,000.00</text:p>
          </table:table-cell>
          <table:table-cell table:formula="of:=[.B229]-[.C229]" office:value-type="float" office:value="8000000" calcext:value-type="float">
            <text:p>8,000,000.00</text:p>
          </table:table-cell>
        </table:table-row>
        <table:table-row table:style-name="ro1">
          <table:table-cell office:value-type="string" calcext:value-type="string">
            <text:p>PS02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30]-[.C2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84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25000000" calcext:value-type="float">
            <text:p>25,000,000.00</text:p>
          </table:table-cell>
          <table:table-cell table:formula="of:=[.B231]-[.C231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PS0315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232]-[.C232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PS03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33]-[.C2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34]-[.C2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35]-[.C2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4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36]-[.C2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4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37]-[.C2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67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52000000" calcext:value-type="float">
            <text:p>52,000,000.00</text:p>
          </table:table-cell>
          <table:table-cell table:formula="of:=[.B238]-[.C238]" office:value-type="float" office:value="-12000000" calcext:value-type="float">
            <text:p>-12,000,000.00</text:p>
          </table:table-cell>
        </table:table-row>
        <table:table-row table:style-name="ro1">
          <table:table-cell office:value-type="string" calcext:value-type="string">
            <text:p>RS20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39]-[.C2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0]-[.C2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2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1]-[.C2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256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242]-[.C242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UM02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3]-[.C2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2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4]-[.C2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0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5]-[.C2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0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6]-[.C2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7]-[.C2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8]-[.C2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49]-[.C2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50]-[.C2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51]-[.C2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52]-[.C2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88</text:p>
          </table:table-cell>
          <table:table-cell office:value-type="float" office:value="700000000" calcext:value-type="float">
            <text:p>700,000,000.00</text:p>
          </table:table-cell>
          <table:table-cell office:value-type="float" office:value="500000000" calcext:value-type="float">
            <text:p>500,000,000.00</text:p>
          </table:table-cell>
          <table:table-cell table:formula="of:=[.B253]-[.C253]" office:value-type="float" office:value="200000000" calcext:value-type="float">
            <text:p>200,000,000.00</text:p>
          </table:table-cell>
        </table:table-row>
        <table:table-row table:style-name="ro1">
          <table:table-cell office:value-type="string" calcext:value-type="string">
            <text:p>PS04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54]-[.C2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55]-[.C2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23</text:p>
          </table:table-cell>
          <table:table-cell office:value-type="float" office:value="5000000" calcext:value-type="float">
            <text:p>5,000,000.00</text:p>
          </table:table-cell>
          <table:table-cell office:value-type="float" office:value="2000000" calcext:value-type="float">
            <text:p>2,000,000.00</text:p>
          </table:table-cell>
          <table:table-cell table:formula="of:=[.B256]-[.C256]" office:value-type="float" office:value="3000000" calcext:value-type="float">
            <text:p>3,000,000.00</text:p>
          </table:table-cell>
        </table:table-row>
        <table:table-row table:style-name="ro1">
          <table:table-cell office:value-type="string" calcext:value-type="string">
            <text:p>PS05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57]-[.C2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58]-[.C2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02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259]-[.C259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PS06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60]-[.C2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61]-[.C2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79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262]-[.C262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RS0698</text:p>
          </table:table-cell>
          <table:table-cell office:value-type="float" office:value="55000000" calcext:value-type="float">
            <text:p>55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263]-[.C263]" office:value-type="float" office:value="-45000000" calcext:value-type="float">
            <text:p>-45,000,000.00</text:p>
          </table:table-cell>
        </table:table-row>
        <table:table-row table:style-name="ro1">
          <table:table-cell office:value-type="string" calcext:value-type="string">
            <text:p>RS07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64]-[.C2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7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65]-[.C2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66]-[.C2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67]-[.C2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68]-[.C2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269]-[.C269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22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70]-[.C2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94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271]-[.C271]" office:value-type="float" office:value="-20000000" calcext:value-type="float">
            <text:p>-20,000,000.00</text:p>
          </table:table-cell>
        </table:table-row>
        <table:table-row table:style-name="ro1">
          <table:table-cell office:value-type="string" calcext:value-type="string">
            <text:p>UM06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72]-[.C2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73]-[.C2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1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74]-[.C2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75]-[.C2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276]-[.C276]" office:value-type="float" office:value="85000000" calcext:value-type="float">
            <text:p>85,000,000.00</text:p>
          </table:table-cell>
        </table:table-row>
        <table:table-row table:style-name="ro1">
          <table:table-cell office:value-type="string" calcext:value-type="string">
            <text:p>UM07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77]-[.C2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78]-[.C2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79]-[.C2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80]-[.C2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81]-[.C2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82]-[.C2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83]-[.C2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84]-[.C2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29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285]-[.C285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HT03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286]-[.C286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HT0346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5000000" calcext:value-type="float">
            <text:p>5,000,000.00</text:p>
          </table:table-cell>
          <table:table-cell table:formula="of:=[.B287]-[.C287]" office:value-type="float" office:value="35000000" calcext:value-type="float">
            <text:p>35,000,000.00</text:p>
          </table:table-cell>
        </table:table-row>
        <table:table-row table:style-name="ro1">
          <table:table-cell office:value-type="string" calcext:value-type="string">
            <text:p>MN0030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288]-[.C288]" office:value-type="float" office:value="-50000000" calcext:value-type="float">
            <text:p>-50,000,000.00</text:p>
          </table:table-cell>
        </table:table-row>
        <table:table-row table:style-name="ro1">
          <table:table-cell office:value-type="string" calcext:value-type="string">
            <text:p>MN00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89]-[.C2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0]-[.C2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1]-[.C2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2]-[.C2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3]-[.C2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4]-[.C2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5]-[.C2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6]-[.C2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7]-[.C2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8]-[.C2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99]-[.C2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00]-[.C3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01]-[.C3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02]-[.C3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03]-[.C3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1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04]-[.C3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05]-[.C3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50</text:p>
          </table:table-cell>
          <table:table-cell office:value-type="float" office:value="500000000" calcext:value-type="float">
            <text:p>5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306]-[.C306]" office:value-type="float" office:value="470000000" calcext:value-type="float">
            <text:p>470,000,000.00</text:p>
          </table:table-cell>
        </table:table-row>
        <table:table-row table:style-name="ro1">
          <table:table-cell office:value-type="string" calcext:value-type="string">
            <text:p>RS08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07]-[.C3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13</text:p>
          </table:table-cell>
          <table:table-cell office:value-type="float" office:value="20000000000" calcext:value-type="float">
            <text:p>20,000,000,000.00</text:p>
          </table:table-cell>
          <table:table-cell office:value-type="float" office:value="12500000000" calcext:value-type="float">
            <text:p>12,500,000,000.00</text:p>
          </table:table-cell>
          <table:table-cell table:formula="of:=[.B308]-[.C308]" office:value-type="float" office:value="7500000000" calcext:value-type="float">
            <text:p>7,500,000,000.00</text:p>
          </table:table-cell>
        </table:table-row>
        <table:table-row table:style-name="ro1">
          <table:table-cell office:value-type="string" calcext:value-type="string">
            <text:p>RS09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09]-[.C3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0]-[.C3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0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1]-[.C3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2]-[.C3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3]-[.C3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212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120000000" calcext:value-type="float">
            <text:p>120,000,000.00</text:p>
          </table:table-cell>
          <table:table-cell table:formula="of:=[.B314]-[.C314]" office:value-type="float" office:value="-40000000" calcext:value-type="float">
            <text:p>-40,000,000.00</text:p>
          </table:table-cell>
        </table:table-row>
        <table:table-row table:style-name="ro1">
          <table:table-cell office:value-type="string" calcext:value-type="string">
            <text:p>HT02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5]-[.C3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2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6]-[.C3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7]-[.C3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8]-[.C3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19]-[.C3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20]-[.C3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21]-[.C3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22]-[.C3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24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323]-[.C323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C01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24]-[.C3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25]-[.C3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53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75000000" calcext:value-type="float">
            <text:p>75,000,000.00</text:p>
          </table:table-cell>
          <table:table-cell table:formula="of:=[.B326]-[.C326]" office:value-type="float" office:value="125000000" calcext:value-type="float">
            <text:p>125,000,000.00</text:p>
          </table:table-cell>
        </table:table-row>
        <table:table-row table:style-name="ro1">
          <table:table-cell office:value-type="string" calcext:value-type="string">
            <text:p>RS14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27]-[.C3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5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28]-[.C3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566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329]-[.C329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1577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330]-[.C330]" office:value-type="float" office:value="-20000000" calcext:value-type="float">
            <text:p>-20,000,000.00</text:p>
          </table:table-cell>
        </table:table-row>
        <table:table-row table:style-name="ro1">
          <table:table-cell office:value-type="string" calcext:value-type="string">
            <text:p>RS1591</text:p>
          </table:table-cell>
          <table:table-cell office:value-type="float" office:value="35000000" calcext:value-type="float">
            <text:p>35,000,000.00</text:p>
          </table:table-cell>
          <table:table-cell office:value-type="float" office:value="38000000" calcext:value-type="float">
            <text:p>38,000,000.00</text:p>
          </table:table-cell>
          <table:table-cell table:formula="of:=[.B331]-[.C331]" office:value-type="float" office:value="-3000000" calcext:value-type="float">
            <text:p>-3,000,000.00</text:p>
          </table:table-cell>
        </table:table-row>
        <table:table-row table:style-name="ro1">
          <table:table-cell office:value-type="string" calcext:value-type="string">
            <text:p>RS28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32]-[.C3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89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33]-[.C333]" office:value-type="float" office:value="-940000000" calcext:value-type="float">
            <text:p>-940,000,000.00</text:p>
          </table:table-cell>
        </table:table-row>
        <table:table-row table:style-name="ro1">
          <table:table-cell office:value-type="string" calcext:value-type="string">
            <text:p>RS2896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35000000" calcext:value-type="float">
            <text:p>35,000,000.00</text:p>
          </table:table-cell>
          <table:table-cell table:formula="of:=[.B334]-[.C334]" office:value-type="float" office:value="165000000" calcext:value-type="float">
            <text:p>165,000,000.00</text:p>
          </table:table-cell>
        </table:table-row>
        <table:table-row table:style-name="ro1">
          <table:table-cell office:value-type="string" calcext:value-type="string">
            <text:p>RS29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35]-[.C3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36]-[.C3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37]-[.C3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38]-[.C3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39]-[.C3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0]-[.C3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1]-[.C3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2]-[.C3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3]-[.C3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4]-[.C3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5]-[.C3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6]-[.C3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7]-[.C3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8]-[.C3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49]-[.C3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50]-[.C3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51]-[.C3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352]-[.C352]" office:value-type="float" office:value="-1900000000" calcext:value-type="float">
            <text:p>-1,900,000,000.00</text:p>
          </table:table-cell>
        </table:table-row>
        <table:table-row table:style-name="ro1">
          <table:table-cell office:value-type="string" calcext:value-type="string">
            <text:p>RQ00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53]-[.C3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Q0035</text:p>
          </table:table-cell>
          <table:table-cell office:value-type="float" office:value="130000000" calcext:value-type="float">
            <text:p>130,000,000.00</text:p>
          </table:table-cell>
          <table:table-cell office:value-type="float" office:value="70000000" calcext:value-type="float">
            <text:p>70,000,000.00</text:p>
          </table:table-cell>
          <table:table-cell table:formula="of:=[.B354]-[.C354]" office:value-type="float" office:value="60000000" calcext:value-type="float">
            <text:p>60,000,000.00</text:p>
          </table:table-cell>
        </table:table-row>
        <table:table-row table:style-name="ro1">
          <table:table-cell office:value-type="string" calcext:value-type="string">
            <text:p>RS00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55]-[.C3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05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40000000" calcext:value-type="float">
            <text:p>40,000,000.00</text:p>
          </table:table-cell>
          <table:table-cell table:formula="of:=[.B356]-[.C356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17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57]-[.C3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37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3000000" calcext:value-type="float">
            <text:p>3,000,000.00</text:p>
          </table:table-cell>
          <table:table-cell table:formula="of:=[.B358]-[.C358]" office:value-type="float" office:value="7000000" calcext:value-type="float">
            <text:p>7,000,000.00</text:p>
          </table:table-cell>
        </table:table-row>
        <table:table-row table:style-name="ro1">
          <table:table-cell office:value-type="string" calcext:value-type="string">
            <text:p>RS17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59]-[.C3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60]-[.C3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61]-[.C3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62]-[.C3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63]-[.C3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161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364]-[.C364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0175</text:p>
          </table:table-cell>
          <table:table-cell office:value-type="float" office:value="3500000000" calcext:value-type="float">
            <text:p>3,500,000,000.00</text:p>
          </table:table-cell>
          <table:table-cell office:value-type="float" office:value="1500000000" calcext:value-type="float">
            <text:p>1,500,000,000.00</text:p>
          </table:table-cell>
          <table:table-cell table:formula="of:=[.B365]-[.C365]" office:value-type="float" office:value="2000000000" calcext:value-type="float">
            <text:p>2,000,000,000.00</text:p>
          </table:table-cell>
        </table:table-row>
        <table:table-row table:style-name="ro1">
          <table:table-cell office:value-type="string" calcext:value-type="string">
            <text:p>RS01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66]-[.C3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201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5000000" calcext:value-type="float">
            <text:p>5,000,000.00</text:p>
          </table:table-cell>
          <table:table-cell table:formula="of:=[.B367]-[.C367]" office:value-type="float" office:value="5000000" calcext:value-type="float">
            <text:p>5,000,000.00</text:p>
          </table:table-cell>
        </table:table-row>
        <table:table-row table:style-name="ro1">
          <table:table-cell office:value-type="string" calcext:value-type="string">
            <text:p>RS0305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368]-[.C368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17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69]-[.C3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70]-[.C3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71]-[.C3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72]-[.C3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373]-[.C373]" office:value-type="float" office:value="85000000" calcext:value-type="float">
            <text:p>85,000,000.00</text:p>
          </table:table-cell>
        </table:table-row>
        <table:table-row table:style-name="ro1">
          <table:table-cell office:value-type="string" calcext:value-type="string">
            <text:p>RS18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74]-[.C3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67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375]-[.C375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1907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376]-[.C376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1913</text:p>
          </table:table-cell>
          <table:table-cell office:value-type="float" office:value="45000000" calcext:value-type="float">
            <text:p>45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377]-[.C377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RS1933</text:p>
          </table:table-cell>
          <table:table-cell office:value-type="float" office:value="450000000" calcext:value-type="float">
            <text:p>450,000,000.00</text:p>
          </table:table-cell>
          <table:table-cell office:value-type="float" office:value="350000000" calcext:value-type="float">
            <text:p>350,000,000.00</text:p>
          </table:table-cell>
          <table:table-cell table:formula="of:=[.B378]-[.C378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SM01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60000000" calcext:value-type="float">
            <text:p>60,000,000.00</text:p>
          </table:table-cell>
          <table:table-cell table:formula="of:=[.B379]-[.C379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UM00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80]-[.C3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0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81]-[.C3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38</text:p>
          </table:table-cell>
          <table:table-cell office:value-type="float" office:value="350000000" calcext:value-type="float">
            <text:p>35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382]-[.C382]" office:value-type="float" office:value="250000000" calcext:value-type="float">
            <text:p>250,000,000.00</text:p>
          </table:table-cell>
        </table:table-row>
        <table:table-row table:style-name="ro1">
          <table:table-cell office:value-type="string" calcext:value-type="string">
            <text:p>CT01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83]-[.C3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84]-[.C3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85]-[.C3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86]-[.C3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87]-[.C3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95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88]-[.C388]" office:value-type="float" office:value="-850000000" calcext:value-type="float">
            <text:p>-850,000,000.00</text:p>
          </table:table-cell>
        </table:table-row>
        <table:table-row table:style-name="ro1">
          <table:table-cell office:value-type="string" calcext:value-type="string">
            <text:p>CT0196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5000000" calcext:value-type="float">
            <text:p>5,000,000.00</text:p>
          </table:table-cell>
          <table:table-cell table:formula="of:=[.B389]-[.C389]" office:value-type="float" office:value="5000000" calcext:value-type="float">
            <text:p>5,000,000.00</text:p>
          </table:table-cell>
        </table:table-row>
        <table:table-row table:style-name="ro1">
          <table:table-cell office:value-type="string" calcext:value-type="string">
            <text:p>PS0345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60000000" calcext:value-type="float">
            <text:p>60,000,000.00</text:p>
          </table:table-cell>
          <table:table-cell table:formula="of:=[.B390]-[.C390]" office:value-type="float" office:value="-10000000" calcext:value-type="float">
            <text:p>-10,000,000.00</text:p>
          </table:table-cell>
        </table:table-row>
        <table:table-row table:style-name="ro1">
          <table:table-cell office:value-type="string" calcext:value-type="string">
            <text:p>PS03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91]-[.C3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71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3000000" calcext:value-type="float">
            <text:p>3,000,000.00</text:p>
          </table:table-cell>
          <table:table-cell table:formula="of:=[.B392]-[.C392]" office:value-type="float" office:value="27000000" calcext:value-type="float">
            <text:p>27,000,000.00</text:p>
          </table:table-cell>
        </table:table-row>
        <table:table-row table:style-name="ro1">
          <table:table-cell office:value-type="string" calcext:value-type="string">
            <text:p>PS03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93]-[.C3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94]-[.C3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80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2000000" calcext:value-type="float">
            <text:p>12,000,000.00</text:p>
          </table:table-cell>
          <table:table-cell table:formula="of:=[.B395]-[.C395]" office:value-type="float" office:value="18000000" calcext:value-type="float">
            <text:p>18,000,000.00</text:p>
          </table:table-cell>
        </table:table-row>
        <table:table-row table:style-name="ro1">
          <table:table-cell office:value-type="string" calcext:value-type="string">
            <text:p>RS21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96]-[.C3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3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97]-[.C3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2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398]-[.C3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201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399]-[.C399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DS00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0]-[.C4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1]-[.C4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2]-[.C4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3]-[.C4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4]-[.C4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5]-[.C4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6]-[.C4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7]-[.C4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613</text:p>
          </table:table-cell>
          <table:table-cell office:value-type="float" office:value="450000000" calcext:value-type="float">
            <text:p>45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408]-[.C408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RS06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09]-[.C4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7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10]-[.C4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11]-[.C4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12]-[.C4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12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413]-[.C413]" office:value-type="float" office:value="180000000" calcext:value-type="float">
            <text:p>180,000,000.00</text:p>
          </table:table-cell>
        </table:table-row>
        <table:table-row table:style-name="ro1">
          <table:table-cell office:value-type="string" calcext:value-type="string">
            <text:p>RS22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14]-[.C4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15]-[.C4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16]-[.C4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06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417]-[.C417]" office:value-type="float" office:value="-70000000" calcext:value-type="float">
            <text:p>-70,000,000.00</text:p>
          </table:table-cell>
        </table:table-row>
        <table:table-row table:style-name="ro1">
          <table:table-cell office:value-type="string" calcext:value-type="string">
            <text:p>UM07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18]-[.C4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19]-[.C4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420]-[.C420]" office:value-type="float" office:value="90000000" calcext:value-type="float">
            <text:p>90,000,000.00</text:p>
          </table:table-cell>
        </table:table-row>
        <table:table-row table:style-name="ro1">
          <table:table-cell office:value-type="string" calcext:value-type="string">
            <text:p>UM08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21]-[.C4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22]-[.C4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23]-[.C4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24]-[.C4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25]-[.C4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426]-[.C426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HT0338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427]-[.C427]" office:value-type="float" office:value="200000000" calcext:value-type="float">
            <text:p>200,000,000.00</text:p>
          </table:table-cell>
        </table:table-row>
        <table:table-row table:style-name="ro1">
          <table:table-cell office:value-type="string" calcext:value-type="string">
            <text:p>HT03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428]-[.C428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MN00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29]-[.C4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64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200000000" calcext:value-type="float">
            <text:p>200,000,000.00</text:p>
          </table:table-cell>
          <table:table-cell table:formula="of:=[.B430]-[.C430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OT00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1]-[.C4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2]-[.C4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3]-[.C4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4]-[.C4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5]-[.C4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6]-[.C4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7]-[.C4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8]-[.C4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39]-[.C4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40]-[.C4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01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441]-[.C441]" office:value-type="float" office:value="5000000" calcext:value-type="float">
            <text:p>5,000,000.00</text:p>
          </table:table-cell>
        </table:table-row>
        <table:table-row table:style-name="ro1">
          <table:table-cell office:value-type="string" calcext:value-type="string">
            <text:p>PS11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42]-[.C4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43]-[.C4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44]-[.C4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45]-[.C4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46]-[.C4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447]-[.C447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1005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448]-[.C448]" office:value-type="float" office:value="-30000000" calcext:value-type="float">
            <text:p>-30,000,000.00</text:p>
          </table:table-cell>
        </table:table-row>
        <table:table-row table:style-name="ro1">
          <table:table-cell office:value-type="string" calcext:value-type="string">
            <text:p>RS10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49]-[.C4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0]-[.C4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1]-[.C4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2]-[.C4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3]-[.C4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4]-[.C4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5]-[.C4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6]-[.C4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7]-[.C4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8]-[.C4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59]-[.C4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60]-[.C4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61]-[.C4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63</text:p>
          </table:table-cell>
          <table:table-cell office:value-type="float" office:value="400000000" calcext:value-type="float">
            <text:p>4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462]-[.C462]" office:value-type="float" office:value="300000000" calcext:value-type="float">
            <text:p>300,000,000.00</text:p>
          </table:table-cell>
        </table:table-row>
        <table:table-row table:style-name="ro1">
          <table:table-cell office:value-type="string" calcext:value-type="string">
            <text:p>UM03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63]-[.C4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64]-[.C4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65]-[.C4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66]-[.C4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67]-[.C4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GR0008</text:p>
          </table:table-cell>
          <table:table-cell office:value-type="float" office:value="23000000000" calcext:value-type="float">
            <text:p>23,000,000,000.00</text:p>
          </table:table-cell>
          <table:table-cell office:value-type="float" office:value="22000000000" calcext:value-type="float">
            <text:p>22,000,000,000.00</text:p>
          </table:table-cell>
          <table:table-cell table:formula="of:=[.B468]-[.C468]" office:value-type="float" office:value="1000000000" calcext:value-type="float">
            <text:p>1,000,000,000.00</text:p>
          </table:table-cell>
        </table:table-row>
        <table:table-row table:style-name="ro1">
          <table:table-cell office:value-type="string" calcext:value-type="string">
            <text:p>HT0014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469]-[.C469]" office:value-type="float" office:value="35000000" calcext:value-type="float">
            <text:p>35,000,000.00</text:p>
          </table:table-cell>
        </table:table-row>
        <table:table-row table:style-name="ro1">
          <table:table-cell office:value-type="string" calcext:value-type="string">
            <text:p>HT02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70]-[.C4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2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71]-[.C4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258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472]-[.C472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HT02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10000000" calcext:value-type="float">
            <text:p>110,000,000.00</text:p>
          </table:table-cell>
          <table:table-cell table:formula="of:=[.B473]-[.C473]" office:value-type="float" office:value="-10000000" calcext:value-type="float">
            <text:p>-10,000,000.00</text:p>
          </table:table-cell>
        </table:table-row>
        <table:table-row table:style-name="ro1">
          <table:table-cell office:value-type="string" calcext:value-type="string">
            <text:p>RC00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74]-[.C4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75]-[.C4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76]-[.C4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32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477]-[.C477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C00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78]-[.C4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79]-[.C4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0]-[.C4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1]-[.C4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2]-[.C4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3]-[.C4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4]-[.C4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5]-[.C4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6]-[.C4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7]-[.C4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8]-[.C4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89]-[.C4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90]-[.C4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5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91]-[.C4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554</text:p>
          </table:table-cell>
          <table:table-cell office:value-type="float" office:value="75000000" calcext:value-type="float">
            <text:p>75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492]-[.C492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RS15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93]-[.C4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94]-[.C4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76</text:p>
          </table:table-cell>
          <table:table-cell office:value-type="float" office:value="3000000" calcext:value-type="float">
            <text:p>3,000,000.00</text:p>
          </table:table-cell>
          <table:table-cell office:value-type="float" office:value="5000000" calcext:value-type="float">
            <text:p>5,000,000.00</text:p>
          </table:table-cell>
          <table:table-cell table:formula="of:=[.B495]-[.C495]" office:value-type="float" office:value="-2000000" calcext:value-type="float">
            <text:p>-2,000,000.00</text:p>
          </table:table-cell>
        </table:table-row>
        <table:table-row table:style-name="ro1">
          <table:table-cell office:value-type="string" calcext:value-type="string">
            <text:p>RS28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96]-[.C4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497]-[.C4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498]-[.C498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29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499]-[.C499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29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00]-[.C5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41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501]-[.C501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2958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502]-[.C502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9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03]-[.C5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04]-[.C5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05]-[.C5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06]-[.C5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07]-[.C5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08]-[.C5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09]-[.C5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10]-[.C5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11]-[.C5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12]-[.C5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13]-[.C5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Q0012</text:p>
          </table:table-cell>
          <table:table-cell office:value-type="float" office:value="5000000000" calcext:value-type="float">
            <text:p>5,000,000,000.00</text:p>
          </table:table-cell>
          <table:table-cell office:value-type="float" office:value="2500000000" calcext:value-type="float">
            <text:p>2,500,000,000.00</text:p>
          </table:table-cell>
          <table:table-cell table:formula="of:=[.B514]-[.C514]" office:value-type="float" office:value="2500000000" calcext:value-type="float">
            <text:p>2,500,000,000.00</text:p>
          </table:table-cell>
        </table:table-row>
        <table:table-row table:style-name="ro1">
          <table:table-cell office:value-type="string" calcext:value-type="string">
            <text:p>RQ00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515]-[.C515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17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16]-[.C5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26</text:p>
          </table:table-cell>
          <table:table-cell office:value-type="float" office:value="1000000000" calcext:value-type="float">
            <text:p>1,00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517]-[.C517]" office:value-type="float" office:value="700000000" calcext:value-type="float">
            <text:p>700,000,000.00</text:p>
          </table:table-cell>
        </table:table-row>
        <table:table-row table:style-name="ro1">
          <table:table-cell office:value-type="string" calcext:value-type="string">
            <text:p>SM00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18]-[.C5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19]-[.C5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0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20]-[.C5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0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21]-[.C5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0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22]-[.C5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15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523]-[.C523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PS01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24]-[.C5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56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25000000" calcext:value-type="float">
            <text:p>25,000,000.00</text:p>
          </table:table-cell>
          <table:table-cell table:formula="of:=[.B525]-[.C525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RS0287</text:p>
          </table:table-cell>
          <table:table-cell office:value-type="float" office:value="600000000" calcext:value-type="float">
            <text:p>600,000,000.00</text:p>
          </table:table-cell>
          <table:table-cell office:value-type="float" office:value="930000000" calcext:value-type="float">
            <text:p>930,000,000.00</text:p>
          </table:table-cell>
          <table:table-cell table:formula="of:=[.B526]-[.C526]" office:value-type="float" office:value="-330000000" calcext:value-type="float">
            <text:p>-330,000,000.00</text:p>
          </table:table-cell>
        </table:table-row>
        <table:table-row table:style-name="ro1">
          <table:table-cell office:value-type="string" calcext:value-type="string">
            <text:p>RS18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27]-[.C5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28]-[.C5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27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529]-[.C529]" office:value-type="float" office:value="-15000000" calcext:value-type="float">
            <text:p>-15,000,000.00</text:p>
          </table:table-cell>
        </table:table-row>
        <table:table-row table:style-name="ro1">
          <table:table-cell office:value-type="string" calcext:value-type="string">
            <text:p>SM0111</text:p>
          </table:table-cell>
          <table:table-cell office:value-type="float" office:value="125000000" calcext:value-type="float">
            <text:p>125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530]-[.C530]" office:value-type="float" office:value="95000000" calcext:value-type="float">
            <text:p>95,000,000.00</text:p>
          </table:table-cell>
        </table:table-row>
        <table:table-row table:style-name="ro1">
          <table:table-cell office:value-type="string" calcext:value-type="string">
            <text:p>SM01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31]-[.C5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32]-[.C5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205</text:p>
          </table:table-cell>
          <table:table-cell office:value-type="float" office:value="75000000" calcext:value-type="float">
            <text:p>75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533]-[.C533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SM0210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75000000" calcext:value-type="float">
            <text:p>75,000,000.00</text:p>
          </table:table-cell>
          <table:table-cell table:formula="of:=[.B534]-[.C534]" office:value-type="float" office:value="125000000" calcext:value-type="float">
            <text:p>125,000,000.00</text:p>
          </table:table-cell>
        </table:table-row>
        <table:table-row table:style-name="ro1">
          <table:table-cell office:value-type="string" calcext:value-type="string">
            <text:p>UM00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35]-[.C5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536]-[.C536]" office:value-type="float" office:value="-1900000000" calcext:value-type="float">
            <text:p>-1,900,000,000.00</text:p>
          </table:table-cell>
        </table:table-row>
        <table:table-row table:style-name="ro1">
          <table:table-cell office:value-type="string" calcext:value-type="string">
            <text:p>CT00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537]-[.C537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CT00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38]-[.C5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39]-[.C5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40]-[.C5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30</text:p>
          </table:table-cell>
          <table:table-cell office:value-type="float" office:value="0" calcext:value-type="float">
            <text:p>0.00</text:p>
          </table:table-cell>
          <table:table-cell office:value-type="float" office:value="5000000" calcext:value-type="float">
            <text:p>5,000,000.00</text:p>
          </table:table-cell>
          <table:table-cell table:formula="of:=[.B541]-[.C541]" office:value-type="float" office:value="-5000000" calcext:value-type="float">
            <text:p>-5,000,000.00</text:p>
          </table:table-cell>
        </table:table-row>
        <table:table-row table:style-name="ro1">
          <table:table-cell office:value-type="string" calcext:value-type="string">
            <text:p>CT01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42]-[.C5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43]-[.C5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44]-[.C5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38</text:p>
          </table:table-cell>
          <table:table-cell office:value-type="float" office:value="25000000" calcext:value-type="float">
            <text:p>25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545]-[.C545]" office:value-type="float" office:value="-5000000" calcext:value-type="float">
            <text:p>-5,000,000.00</text:p>
          </table:table-cell>
        </table:table-row>
        <table:table-row table:style-name="ro1">
          <table:table-cell office:value-type="string" calcext:value-type="string">
            <text:p>PS02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46]-[.C5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47]-[.C5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48]-[.C5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78</text:p>
          </table:table-cell>
          <table:table-cell office:value-type="float" office:value="25000000" calcext:value-type="float">
            <text:p>25,000,000.00</text:p>
          </table:table-cell>
          <table:table-cell office:value-type="float" office:value="5000000" calcext:value-type="float">
            <text:p>5,000,000.00</text:p>
          </table:table-cell>
          <table:table-cell table:formula="of:=[.B549]-[.C549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PS02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0]-[.C5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1]-[.C5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2]-[.C5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3]-[.C5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4]-[.C5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489</text:p>
          </table:table-cell>
          <table:table-cell office:value-type="float" office:value="500000000" calcext:value-type="float">
            <text:p>500,000,000.00</text:p>
          </table:table-cell>
          <table:table-cell office:value-type="float" office:value="350000000" calcext:value-type="float">
            <text:p>350,000,000.00</text:p>
          </table:table-cell>
          <table:table-cell table:formula="of:=[.B555]-[.C555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RS19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6]-[.C5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7]-[.C5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8]-[.C5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59]-[.C5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0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60]-[.C5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0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61]-[.C5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62]-[.C5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563]-[.C563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UM01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64]-[.C5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2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65]-[.C5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66]-[.C5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60</text:p>
          </table:table-cell>
          <table:table-cell office:value-type="float" office:value="350000000" calcext:value-type="float">
            <text:p>35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567]-[.C567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DS01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68]-[.C5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69]-[.C5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0]-[.C5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1]-[.C5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2]-[.C5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3]-[.C5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4]-[.C5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5]-[.C5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6]-[.C5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7]-[.C5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8]-[.C5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79]-[.C5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80]-[.C5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81]-[.C5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82]-[.C5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83]-[.C5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705</text:p>
          </table:table-cell>
          <table:table-cell office:value-type="float" office:value="250000000" calcext:value-type="float">
            <text:p>250,000,000.00</text:p>
          </table:table-cell>
          <table:table-cell office:value-type="float" office:value="235000000" calcext:value-type="float">
            <text:p>235,000,000.00</text:p>
          </table:table-cell>
          <table:table-cell table:formula="of:=[.B584]-[.C584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RS21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85]-[.C5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86]-[.C5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09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587]-[.C587]" office:value-type="float" office:value="-10000000" calcext:value-type="float">
            <text:p>-10,000,000.00</text:p>
          </table:table-cell>
        </table:table-row>
        <table:table-row table:style-name="ro1">
          <table:table-cell office:value-type="string" calcext:value-type="string">
            <text:p>RS22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88]-[.C5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89]-[.C5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43</text:p>
          </table:table-cell>
          <table:table-cell office:value-type="float" office:value="35000000" calcext:value-type="float">
            <text:p>35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590]-[.C590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2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91]-[.C5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92]-[.C5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93]-[.C5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94]-[.C5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95]-[.C5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96]-[.C5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97]-[.C5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98]-[.C5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599]-[.C5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00]-[.C6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01]-[.C6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29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602]-[.C602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OT00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03]-[.C6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1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04]-[.C6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12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605]-[.C605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PS10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06]-[.C6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07]-[.C6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08]-[.C6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09]-[.C6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0]-[.C6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1]-[.C6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2]-[.C6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3]-[.C6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4]-[.C6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5]-[.C6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6]-[.C6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7]-[.C6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8]-[.C6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19]-[.C6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20]-[.C6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8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21]-[.C6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622]-[.C622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09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23]-[.C6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85</text:p>
          </table:table-cell>
          <table:table-cell office:value-type="float" office:value="700000000" calcext:value-type="float">
            <text:p>7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624]-[.C624]" office:value-type="float" office:value="550000000" calcext:value-type="float">
            <text:p>550,000,000.00</text:p>
          </table:table-cell>
        </table:table-row>
        <table:table-row table:style-name="ro1">
          <table:table-cell office:value-type="string" calcext:value-type="string">
            <text:p>RS23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25]-[.C6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59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626]-[.C626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HT0174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627]-[.C627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HT01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28]-[.C6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85</text:p>
          </table:table-cell>
          <table:table-cell office:value-type="float" office:value="70000000" calcext:value-type="float">
            <text:p>7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629]-[.C629]" office:value-type="float" office:value="55000000" calcext:value-type="float">
            <text:p>55,000,000.00</text:p>
          </table:table-cell>
        </table:table-row>
        <table:table-row table:style-name="ro1">
          <table:table-cell office:value-type="string" calcext:value-type="string">
            <text:p>HT01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30]-[.C6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91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75000000" calcext:value-type="float">
            <text:p>75,000,000.00</text:p>
          </table:table-cell>
          <table:table-cell table:formula="of:=[.B631]-[.C631]" office:value-type="float" office:value="125000000" calcext:value-type="float">
            <text:p>125,000,000.00</text:p>
          </table:table-cell>
        </table:table-row>
        <table:table-row table:style-name="ro1">
          <table:table-cell office:value-type="string" calcext:value-type="string">
            <text:p>HT0277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632]-[.C632]" office:value-type="float" office:value="-5000000" calcext:value-type="float">
            <text:p>-5,000,000.00</text:p>
          </table:table-cell>
        </table:table-row>
        <table:table-row table:style-name="ro1">
          <table:table-cell office:value-type="string" calcext:value-type="string">
            <text:p>HT0279</text:p>
          </table:table-cell>
          <table:table-cell office:value-type="float" office:value="1000000000" calcext:value-type="float">
            <text:p>1,0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633]-[.C633]" office:value-type="float" office:value="850000000" calcext:value-type="float">
            <text:p>850,000,000.00</text:p>
          </table:table-cell>
        </table:table-row>
        <table:table-row table:style-name="ro1">
          <table:table-cell office:value-type="string" calcext:value-type="string">
            <text:p>HT0308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634]-[.C634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HT03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70000000" calcext:value-type="float">
            <text:p>70,000,000.00</text:p>
          </table:table-cell>
          <table:table-cell table:formula="of:=[.B635]-[.C635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C00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36]-[.C6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37]-[.C6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38]-[.C6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48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639]-[.C639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C00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40]-[.C6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41]-[.C6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42]-[.C6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43]-[.C6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44]-[.C6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45]-[.C6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000" calcext:value-type="float">
            <text:p>1,000,000,000,000.00</text:p>
          </table:table-cell>
          <table:table-cell table:formula="of:=[.B646]-[.C646]" office:value-type="float" office:value="-999900000000" calcext:value-type="float">
            <text:p>-999,900,000,000.00</text:p>
          </table:table-cell>
        </table:table-row>
        <table:table-row table:style-name="ro1">
          <table:table-cell office:value-type="string" calcext:value-type="string">
            <text:p>RC01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47]-[.C6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45</text:p>
          </table:table-cell>
          <table:table-cell office:value-type="float" office:value="125000000" calcext:value-type="float">
            <text:p>125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648]-[.C648]" office:value-type="float" office:value="75000000" calcext:value-type="float">
            <text:p>75,000,000.00</text:p>
          </table:table-cell>
        </table:table-row>
        <table:table-row table:style-name="ro1">
          <table:table-cell office:value-type="string" calcext:value-type="string">
            <text:p>RS15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80000000" calcext:value-type="float">
            <text:p>180,000,000.00</text:p>
          </table:table-cell>
          <table:table-cell table:formula="of:=[.B649]-[.C649]" office:value-type="float" office:value="-80000000" calcext:value-type="float">
            <text:p>-80,000,000.00</text:p>
          </table:table-cell>
        </table:table-row>
        <table:table-row table:style-name="ro1">
          <table:table-cell office:value-type="string" calcext:value-type="string">
            <text:p>RS15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0]-[.C6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590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1]-[.C651]" office:value-type="float" office:value="-950000000" calcext:value-type="float">
            <text:p>-950,000,000.00</text:p>
          </table:table-cell>
        </table:table-row>
        <table:table-row table:style-name="ro1">
          <table:table-cell office:value-type="string" calcext:value-type="string">
            <text:p>RS15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2]-[.C6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3]-[.C6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4]-[.C6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5]-[.C6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6]-[.C6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657]-[.C657]" office:value-type="float" office:value="-1900000000" calcext:value-type="float">
            <text:p>-1,900,000,000.00</text:p>
          </table:table-cell>
        </table:table-row>
        <table:table-row table:style-name="ro1">
          <table:table-cell office:value-type="string" calcext:value-type="string">
            <text:p>RS29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8]-[.C6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59]-[.C6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0]-[.C6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1]-[.C6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2]-[.C6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86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663]-[.C663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9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4]-[.C6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5]-[.C6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6]-[.C6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7]-[.C6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8]-[.C6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69]-[.C6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670]-[.C670]" office:value-type="float" office:value="-1900000000" calcext:value-type="float">
            <text:p>-1,900,000,000.00</text:p>
          </table:table-cell>
        </table:table-row>
        <table:table-row table:style-name="ro1">
          <table:table-cell office:value-type="string" calcext:value-type="string">
            <text:p>RQ0030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" calcext:value-type="float">
            <text:p>5,000,000.00</text:p>
          </table:table-cell>
          <table:table-cell table:formula="of:=[.B671]-[.C671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RQ00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72]-[.C6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Q00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73]-[.C6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6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74]-[.C6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31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675]-[.C675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1753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90000000" calcext:value-type="float">
            <text:p>90,000,000.00</text:p>
          </table:table-cell>
          <table:table-cell table:formula="of:=[.B676]-[.C676]" office:value-type="float" office:value="-70000000" calcext:value-type="float">
            <text:p>-70,000,000.00</text:p>
          </table:table-cell>
        </table:table-row>
        <table:table-row table:style-name="ro1">
          <table:table-cell office:value-type="string" calcext:value-type="string">
            <text:p>RS30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677]-[.C677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PS00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78]-[.C6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24</text:p>
          </table:table-cell>
          <table:table-cell office:value-type="float" office:value="1300000000" calcext:value-type="float">
            <text:p>1,3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79]-[.C679]" office:value-type="float" office:value="300000000" calcext:value-type="float">
            <text:p>300,000,000.00</text:p>
          </table:table-cell>
        </table:table-row>
        <table:table-row table:style-name="ro1">
          <table:table-cell office:value-type="string" calcext:value-type="string">
            <text:p>PS01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80]-[.C6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81]-[.C6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25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5000000" calcext:value-type="float">
            <text:p>5,000,000.00</text:p>
          </table:table-cell>
          <table:table-cell table:formula="of:=[.B682]-[.C682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0166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683]-[.C683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RS02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84]-[.C6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85]-[.C6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86]-[.C6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85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687]-[.C687]" office:value-type="float" office:value="120000000" calcext:value-type="float">
            <text:p>120,000,000.00</text:p>
          </table:table-cell>
        </table:table-row>
        <table:table-row table:style-name="ro1">
          <table:table-cell office:value-type="string" calcext:value-type="string">
            <text:p>RS19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88]-[.C6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89]-[.C6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90]-[.C6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91]-[.C6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692]-[.C692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SM01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93]-[.C6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93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75000000" calcext:value-type="float">
            <text:p>75,000,000.00</text:p>
          </table:table-cell>
          <table:table-cell table:formula="of:=[.B694]-[.C694]" office:value-type="float" office:value="125000000" calcext:value-type="float">
            <text:p>125,000,000.00</text:p>
          </table:table-cell>
        </table:table-row>
        <table:table-row table:style-name="ro1">
          <table:table-cell office:value-type="string" calcext:value-type="string">
            <text:p>CT0037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70000000" calcext:value-type="float">
            <text:p>70,000,000.00</text:p>
          </table:table-cell>
          <table:table-cell table:formula="of:=[.B695]-[.C695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CT00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96]-[.C6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48</text:p>
          </table:table-cell>
          <table:table-cell office:value-type="float" office:value="1000000000" calcext:value-type="float">
            <text:p>1,000,000,000.00</text:p>
          </table:table-cell>
          <table:table-cell office:value-type="float" office:value="750000000" calcext:value-type="float">
            <text:p>750,000,000.00</text:p>
          </table:table-cell>
          <table:table-cell table:formula="of:=[.B697]-[.C697]" office:value-type="float" office:value="250000000" calcext:value-type="float">
            <text:p>250,000,000.00</text:p>
          </table:table-cell>
        </table:table-row>
        <table:table-row table:style-name="ro1">
          <table:table-cell office:value-type="string" calcext:value-type="string">
            <text:p>CT01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698]-[.C6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78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5000000" calcext:value-type="float">
            <text:p>5,000,000.00</text:p>
          </table:table-cell>
          <table:table-cell table:formula="of:=[.B699]-[.C699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CT01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00]-[.C7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01]-[.C7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02]-[.C7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03]-[.C7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04]-[.C7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05]-[.C7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06]-[.C7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401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230000000" calcext:value-type="float">
            <text:p>230,000,000.00</text:p>
          </table:table-cell>
          <table:table-cell table:formula="of:=[.B707]-[.C707]" office:value-type="float" office:value="-200000000" calcext:value-type="float">
            <text:p>-200,000,000.00</text:p>
          </table:table-cell>
        </table:table-row>
        <table:table-row table:style-name="ro1">
          <table:table-cell office:value-type="string" calcext:value-type="string">
            <text:p>RS04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08]-[.C7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418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709]-[.C709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0496</text:p>
          </table:table-cell>
          <table:table-cell office:value-type="float" office:value="750000000" calcext:value-type="float">
            <text:p>750,000,000.00</text:p>
          </table:table-cell>
          <table:table-cell office:value-type="float" office:value="400000000" calcext:value-type="float">
            <text:p>400,000,000.00</text:p>
          </table:table-cell>
          <table:table-cell table:formula="of:=[.B710]-[.C710]" office:value-type="float" office:value="350000000" calcext:value-type="float">
            <text:p>350,000,000.00</text:p>
          </table:table-cell>
        </table:table-row>
        <table:table-row table:style-name="ro1">
          <table:table-cell office:value-type="string" calcext:value-type="string">
            <text:p>RS05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60000000" calcext:value-type="float">
            <text:p>60,000,000.00</text:p>
          </table:table-cell>
          <table:table-cell table:formula="of:=[.B711]-[.C711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RS1998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40000000" calcext:value-type="float">
            <text:p>40,000,000.00</text:p>
          </table:table-cell>
          <table:table-cell table:formula="of:=[.B712]-[.C712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0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13]-[.C7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0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14]-[.C7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15]-[.C7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1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16]-[.C7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00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717]-[.C717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PS04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18]-[.C7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74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5000000" calcext:value-type="float">
            <text:p>5,000,000.00</text:p>
          </table:table-cell>
          <table:table-cell table:formula="of:=[.B719]-[.C719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PS05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20]-[.C7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21]-[.C7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22]-[.C7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6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23]-[.C7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6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24]-[.C7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7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25]-[.C7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790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726]-[.C726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2187</text:p>
          </table:table-cell>
          <table:table-cell office:value-type="float" office:value="400000000" calcext:value-type="float">
            <text:p>400,000,000.00</text:p>
          </table:table-cell>
          <table:table-cell office:value-type="float" office:value="180000000" calcext:value-type="float">
            <text:p>180,000,000.00</text:p>
          </table:table-cell>
          <table:table-cell table:formula="of:=[.B727]-[.C727]" office:value-type="float" office:value="220000000" calcext:value-type="float">
            <text:p>220,000,000.00</text:p>
          </table:table-cell>
        </table:table-row>
        <table:table-row table:style-name="ro1">
          <table:table-cell office:value-type="string" calcext:value-type="string">
            <text:p>RS22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28]-[.C7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29]-[.C7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30]-[.C7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" calcext:value-type="float">
            <text:p>5,000,000.00</text:p>
          </table:table-cell>
          <table:table-cell table:formula="of:=[.B731]-[.C731]" office:value-type="float" office:value="95000000" calcext:value-type="float">
            <text:p>95,000,000.00</text:p>
          </table:table-cell>
        </table:table-row>
        <table:table-row table:style-name="ro1">
          <table:table-cell office:value-type="string" calcext:value-type="string">
            <text:p>RS2293</text:p>
          </table:table-cell>
          <table:table-cell office:value-type="float" office:value="70000000" calcext:value-type="float">
            <text:p>7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732]-[.C732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UM07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33]-[.C7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34]-[.C7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35]-[.C7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36]-[.C7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37]-[.C7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38]-[.C7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39]-[.C7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40]-[.C7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" calcext:value-type="float">
            <text:p>5,000,000.00</text:p>
          </table:table-cell>
          <table:table-cell table:formula="of:=[.B741]-[.C741]" office:value-type="float" office:value="95000000" calcext:value-type="float">
            <text:p>95,000,000.00</text:p>
          </table:table-cell>
        </table:table-row>
        <table:table-row table:style-name="ro1">
          <table:table-cell office:value-type="string" calcext:value-type="string">
            <text:p>HT0357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742]-[.C742]" office:value-type="float" office:value="-70000000" calcext:value-type="float">
            <text:p>-70,000,000.00</text:p>
          </table:table-cell>
        </table:table-row>
        <table:table-row table:style-name="ro1">
          <table:table-cell office:value-type="string" calcext:value-type="string">
            <text:p>MN00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43]-[.C7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44]-[.C7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11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745]-[.C745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OT00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46]-[.C7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47]-[.C7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48]-[.C7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49]-[.C7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0]-[.C7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1]-[.C7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2]-[.C7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3]-[.C7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4]-[.C7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5]-[.C7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6]-[.C7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7]-[.C7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8]-[.C7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59]-[.C7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0]-[.C7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1]-[.C7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2]-[.C7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3]-[.C7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8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4]-[.C7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5]-[.C7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6]-[.C7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7]-[.C7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8]-[.C7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69]-[.C7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3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70]-[.C7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71]-[.C7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72]-[.C7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73]-[.C7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GR0002</text:p>
          </table:table-cell>
          <table:table-cell office:value-type="float" office:value="50000000000" calcext:value-type="float">
            <text:p>50,000,000,000.00</text:p>
          </table:table-cell>
          <table:table-cell office:value-type="float" office:value="100000000000" calcext:value-type="float">
            <text:p>100,000,000,000.00</text:p>
          </table:table-cell>
          <table:table-cell table:formula="of:=[.B774]-[.C774]" office:value-type="float" office:value="-50000000000" calcext:value-type="float">
            <text:p>-50,000,000,000.00</text:p>
          </table:table-cell>
        </table:table-row>
        <table:table-row table:style-name="ro1">
          <table:table-cell office:value-type="string" calcext:value-type="string">
            <text:p>HT0061</text:p>
          </table:table-cell>
          <table:table-cell office:value-type="float" office:value="250000000" calcext:value-type="float">
            <text:p>25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775]-[.C775]" office:value-type="float" office:value="200000000" calcext:value-type="float">
            <text:p>200,000,000.00</text:p>
          </table:table-cell>
        </table:table-row>
        <table:table-row table:style-name="ro1">
          <table:table-cell office:value-type="string" calcext:value-type="string">
            <text:p>HT0068</text:p>
          </table:table-cell>
          <table:table-cell office:value-type="float" office:value="450000000" calcext:value-type="float">
            <text:p>45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776]-[.C776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HT0082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777]-[.C777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HT0106</text:p>
          </table:table-cell>
          <table:table-cell office:value-type="float" office:value="700000000" calcext:value-type="float">
            <text:p>700,000,000.00</text:p>
          </table:table-cell>
          <table:table-cell office:value-type="float" office:value="450000000" calcext:value-type="float">
            <text:p>450,000,000.00</text:p>
          </table:table-cell>
          <table:table-cell table:formula="of:=[.B778]-[.C778]" office:value-type="float" office:value="250000000" calcext:value-type="float">
            <text:p>250,000,000.00</text:p>
          </table:table-cell>
        </table:table-row>
        <table:table-row table:style-name="ro1">
          <table:table-cell office:value-type="string" calcext:value-type="string">
            <text:p>HT0109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76000000" calcext:value-type="float">
            <text:p>76,000,000.00</text:p>
          </table:table-cell>
          <table:table-cell table:formula="of:=[.B779]-[.C779]" office:value-type="float" office:value="-26000000" calcext:value-type="float">
            <text:p>-26,000,000.00</text:p>
          </table:table-cell>
        </table:table-row>
        <table:table-row table:style-name="ro1">
          <table:table-cell office:value-type="string" calcext:value-type="string">
            <text:p>PS08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80]-[.C7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81]-[.C7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68</text:p>
          </table:table-cell>
          <table:table-cell office:value-type="float" office:value="125000000" calcext:value-type="float">
            <text:p>125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782]-[.C782]" office:value-type="float" office:value="95000000" calcext:value-type="float">
            <text:p>95,000,000.00</text:p>
          </table:table-cell>
        </table:table-row>
        <table:table-row table:style-name="ro1">
          <table:table-cell office:value-type="string" calcext:value-type="string">
            <text:p>HT02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50000000" calcext:value-type="float">
            <text:p>250,000,000.00</text:p>
          </table:table-cell>
          <table:table-cell table:formula="of:=[.B783]-[.C783]" office:value-type="float" office:value="-150000000" calcext:value-type="float">
            <text:p>-150,000,000.00</text:p>
          </table:table-cell>
        </table:table-row>
        <table:table-row table:style-name="ro1">
          <table:table-cell office:value-type="string" calcext:value-type="string">
            <text:p>HT0234</text:p>
          </table:table-cell>
          <table:table-cell office:value-type="float" office:value="1000000000" calcext:value-type="float">
            <text:p>1,00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784]-[.C784]" office:value-type="float" office:value="700000000" calcext:value-type="float">
            <text:p>700,000,000.00</text:p>
          </table:table-cell>
        </table:table-row>
        <table:table-row table:style-name="ro1">
          <table:table-cell office:value-type="string" calcext:value-type="string">
            <text:p>HT03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85]-[.C7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86]-[.C7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87]-[.C7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88]-[.C7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89]-[.C7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90]-[.C7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91]-[.C7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92]-[.C7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93]-[.C7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94]-[.C7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95]-[.C7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16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796]-[.C796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C01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97]-[.C7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34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798]-[.C798]" office:value-type="float" office:value="-1990000000" calcext:value-type="float">
            <text:p>-1,990,000,000.00</text:p>
          </table:table-cell>
        </table:table-row>
        <table:table-row table:style-name="ro1">
          <table:table-cell office:value-type="string" calcext:value-type="string">
            <text:p>RQ00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799]-[.C7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Q00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00]-[.C8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51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40000000" calcext:value-type="float">
            <text:p>40,000,000.00</text:p>
          </table:table-cell>
          <table:table-cell table:formula="of:=[.B801]-[.C801]" office:value-type="float" office:value="-10000000" calcext:value-type="float">
            <text:p>-10,000,000.00</text:p>
          </table:table-cell>
        </table:table-row>
        <table:table-row table:style-name="ro1">
          <table:table-cell office:value-type="string" calcext:value-type="string">
            <text:p>RS15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02]-[.C8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03]-[.C8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04]-[.C8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05]-[.C8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06]-[.C8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07]-[.C8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08]-[.C8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3021</text:p>
          </table:table-cell>
          <table:table-cell office:value-type="float" office:value="1000000000" calcext:value-type="float">
            <text:p>1,000,000,000.00</text:p>
          </table:table-cell>
          <table:table-cell office:value-type="float" office:value="850000000" calcext:value-type="float">
            <text:p>850,000,000.00</text:p>
          </table:table-cell>
          <table:table-cell table:formula="of:=[.B809]-[.C809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OT00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0]-[.C8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1]-[.C8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2]-[.C8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3]-[.C8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4]-[.C8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5]-[.C8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6]-[.C8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7]-[.C8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8]-[.C8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6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19]-[.C8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631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820]-[.C820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16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821]-[.C821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16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22]-[.C8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076</text:p>
          </table:table-cell>
          <table:table-cell office:value-type="float" office:value="5500000000" calcext:value-type="float">
            <text:p>5,500,000,000.00</text:p>
          </table:table-cell>
          <table:table-cell office:value-type="float" office:value="4500000000" calcext:value-type="float">
            <text:p>4,500,000,000.00</text:p>
          </table:table-cell>
          <table:table-cell table:formula="of:=[.B823]-[.C823]" office:value-type="float" office:value="1000000000" calcext:value-type="float">
            <text:p>1,000,000,000.00</text:p>
          </table:table-cell>
        </table:table-row>
        <table:table-row table:style-name="ro1">
          <table:table-cell office:value-type="string" calcext:value-type="string">
            <text:p>SM0089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824]-[.C824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SM01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25]-[.C8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0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26]-[.C82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070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2500000" calcext:value-type="float">
            <text:p>2,500,000.00</text:p>
          </table:table-cell>
          <table:table-cell table:formula="of:=[.B827]-[.C827]" office:value-type="float" office:value="7500000" calcext:value-type="float">
            <text:p>7,500,000.00</text:p>
          </table:table-cell>
        </table:table-row>
        <table:table-row table:style-name="ro1">
          <table:table-cell office:value-type="string" calcext:value-type="string">
            <text:p>PS00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28]-[.C8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29]-[.C8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30]-[.C8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09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831]-[.C831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0245</text:p>
          </table:table-cell>
          <table:table-cell office:value-type="float" office:value="75000000" calcext:value-type="float">
            <text:p>75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832]-[.C832]" office:value-type="float" office:value="45000000" calcext:value-type="float">
            <text:p>45,000,000.00</text:p>
          </table:table-cell>
        </table:table-row>
        <table:table-row table:style-name="ro1">
          <table:table-cell office:value-type="string" calcext:value-type="string">
            <text:p>RS0262</text:p>
          </table:table-cell>
          <table:table-cell office:value-type="float" office:value="900000000" calcext:value-type="float">
            <text:p>90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833]-[.C833]" office:value-type="float" office:value="600000000" calcext:value-type="float">
            <text:p>600,000,000.00</text:p>
          </table:table-cell>
        </table:table-row>
        <table:table-row table:style-name="ro1">
          <table:table-cell office:value-type="string" calcext:value-type="string">
            <text:p>RS0320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280000000" calcext:value-type="float">
            <text:p>280,000,000.00</text:p>
          </table:table-cell>
          <table:table-cell table:formula="of:=[.B834]-[.C834]" office:value-type="float" office:value="-80000000" calcext:value-type="float">
            <text:p>-80,000,000.00</text:p>
          </table:table-cell>
        </table:table-row>
        <table:table-row table:style-name="ro1">
          <table:table-cell office:value-type="string" calcext:value-type="string">
            <text:p>RS03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35]-[.C8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36]-[.C8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37]-[.C8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82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838]-[.C838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RS1883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839]-[.C839]" office:value-type="float" office:value="-15000000" calcext:value-type="float">
            <text:p>-15,000,000.00</text:p>
          </table:table-cell>
        </table:table-row>
        <table:table-row table:style-name="ro1">
          <table:table-cell office:value-type="string" calcext:value-type="string">
            <text:p>SM01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40]-[.C8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41]-[.C8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42]-[.C8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43]-[.C8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2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44]-[.C8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2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845]-[.C845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CT00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46]-[.C8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47]-[.C8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48]-[.C8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35</text:p>
          </table:table-cell>
          <table:table-cell office:value-type="float" office:value="800000000" calcext:value-type="float">
            <text:p>800,000,000.00</text:p>
          </table:table-cell>
          <table:table-cell office:value-type="float" office:value="250000000" calcext:value-type="float">
            <text:p>250,000,000.00</text:p>
          </table:table-cell>
          <table:table-cell table:formula="of:=[.B849]-[.C849]" office:value-type="float" office:value="550000000" calcext:value-type="float">
            <text:p>550,000,000.00</text:p>
          </table:table-cell>
        </table:table-row>
        <table:table-row table:style-name="ro1">
          <table:table-cell office:value-type="string" calcext:value-type="string">
            <text:p>CT00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850]-[.C850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CT00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51]-[.C8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52]-[.C8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53]-[.C8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54]-[.C8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55]-[.C8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02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1000000" calcext:value-type="float">
            <text:p>1,000,000.00</text:p>
          </table:table-cell>
          <table:table-cell table:formula="of:=[.B856]-[.C856]" office:value-type="float" office:value="9000000" calcext:value-type="float">
            <text:p>9,000,000.00</text:p>
          </table:table-cell>
        </table:table-row>
        <table:table-row table:style-name="ro1">
          <table:table-cell office:value-type="string" calcext:value-type="string">
            <text:p>PS03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57]-[.C8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58]-[.C8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59]-[.C8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60]-[.C8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61]-[.C8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01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862]-[.C862]" office:value-type="float" office:value="60000000" calcext:value-type="float">
            <text:p>60,000,000.00</text:p>
          </table:table-cell>
        </table:table-row>
        <table:table-row table:style-name="ro1">
          <table:table-cell office:value-type="string" calcext:value-type="string">
            <text:p>RS05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63]-[.C8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64]-[.C8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0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65]-[.C8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234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7500000" calcext:value-type="float">
            <text:p>7,500,000.00</text:p>
          </table:table-cell>
          <table:table-cell table:formula="of:=[.B866]-[.C866]" office:value-type="float" office:value="7500000" calcext:value-type="float">
            <text:p>7,500,000.00</text:p>
          </table:table-cell>
        </table:table-row>
        <table:table-row table:style-name="ro1">
          <table:table-cell office:value-type="string" calcext:value-type="string">
            <text:p>UM02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67]-[.C8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3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75000000" calcext:value-type="float">
            <text:p>75,000,000.00</text:p>
          </table:table-cell>
          <table:table-cell table:formula="of:=[.B868]-[.C868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DS00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69]-[.C8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097</text:p>
          </table:table-cell>
          <table:table-cell office:value-type="float" office:value="1800000000" calcext:value-type="float">
            <text:p>1,8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70]-[.C870]" office:value-type="float" office:value="800000000" calcext:value-type="float">
            <text:p>800,000,000.00</text:p>
          </table:table-cell>
        </table:table-row>
        <table:table-row table:style-name="ro1">
          <table:table-cell office:value-type="string" calcext:value-type="string">
            <text:p>DS01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71]-[.C8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41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872]-[.C872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PS04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73]-[.C8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74]-[.C8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75]-[.C8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76]-[.C8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77]-[.C8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78]-[.C8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79]-[.C8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80]-[.C8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81]-[.C8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82]-[.C8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610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883]-[.C883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07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84]-[.C8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7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885]-[.C885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07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86]-[.C8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7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87]-[.C8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88]-[.C8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89]-[.C8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90]-[.C8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91]-[.C8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96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" calcext:value-type="float">
            <text:p>5,000,000.00</text:p>
          </table:table-cell>
          <table:table-cell table:formula="of:=[.B892]-[.C892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RS2301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40000000" calcext:value-type="float">
            <text:p>40,000,000.00</text:p>
          </table:table-cell>
          <table:table-cell table:formula="of:=[.B893]-[.C893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UM08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94]-[.C8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95]-[.C8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96]-[.C8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97]-[.C8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898]-[.C8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42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5000000" calcext:value-type="float">
            <text:p>5,000,000.00</text:p>
          </table:table-cell>
          <table:table-cell table:formula="of:=[.B899]-[.C899]" office:value-type="float" office:value="35000000" calcext:value-type="float">
            <text:p>35,000,000.00</text:p>
          </table:table-cell>
        </table:table-row>
        <table:table-row table:style-name="ro1">
          <table:table-cell office:value-type="string" calcext:value-type="string">
            <text:p>MN00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0]-[.C9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1]-[.C9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2]-[.C9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3]-[.C9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4]-[.C9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5]-[.C9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6]-[.C9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7]-[.C9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8]-[.C9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09]-[.C9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0]-[.C9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1]-[.C9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2]-[.C9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3]-[.C9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4]-[.C9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5]-[.C9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6]-[.C9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7]-[.C9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8]-[.C9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19]-[.C9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818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20]-[.C920]" office:value-type="float" office:value="-950000000" calcext:value-type="float">
            <text:p>-950,000,000.00</text:p>
          </table:table-cell>
        </table:table-row>
        <table:table-row table:style-name="ro1">
          <table:table-cell office:value-type="string" calcext:value-type="string">
            <text:p>RS09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21]-[.C9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10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35000000" calcext:value-type="float">
            <text:p>35,000,000.00</text:p>
          </table:table-cell>
          <table:table-cell table:formula="of:=[.B922]-[.C922]" office:value-type="float" office:value="265000000" calcext:value-type="float">
            <text:p>265,000,000.00</text:p>
          </table:table-cell>
        </table:table-row>
        <table:table-row table:style-name="ro1">
          <table:table-cell office:value-type="string" calcext:value-type="string">
            <text:p>RS23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23]-[.C9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24]-[.C9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25]-[.C9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81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60000000" calcext:value-type="float">
            <text:p>60,000,000.00</text:p>
          </table:table-cell>
          <table:table-cell table:formula="of:=[.B926]-[.C926]" office:value-type="float" office:value="90000000" calcext:value-type="float">
            <text:p>90,000,000.00</text:p>
          </table:table-cell>
        </table:table-row>
        <table:table-row table:style-name="ro1">
          <table:table-cell office:value-type="string" calcext:value-type="string">
            <text:p>RS23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27]-[.C9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28]-[.C9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29]-[.C9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30]-[.C9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31]-[.C9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46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" calcext:value-type="float">
            <text:p>5,000,000.00</text:p>
          </table:table-cell>
          <table:table-cell table:formula="of:=[.B932]-[.C932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RS24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33]-[.C9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34]-[.C9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008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3000000" calcext:value-type="float">
            <text:p>3,000,000.00</text:p>
          </table:table-cell>
          <table:table-cell table:formula="of:=[.B935]-[.C935]" office:value-type="float" office:value="17000000" calcext:value-type="float">
            <text:p>17,000,000.00</text:p>
          </table:table-cell>
        </table:table-row>
        <table:table-row table:style-name="ro1">
          <table:table-cell office:value-type="string" calcext:value-type="string">
            <text:p>HT0022</text:p>
          </table:table-cell>
          <table:table-cell office:value-type="float" office:value="350000000" calcext:value-type="float">
            <text:p>350,000,000.00</text:p>
          </table:table-cell>
          <table:table-cell office:value-type="float" office:value="200000000" calcext:value-type="float">
            <text:p>200,000,000.00</text:p>
          </table:table-cell>
          <table:table-cell table:formula="of:=[.B936]-[.C936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HT00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937]-[.C937]" office:value-type="float" office:value="-200000000" calcext:value-type="float">
            <text:p>-200,000,000.00</text:p>
          </table:table-cell>
        </table:table-row>
        <table:table-row table:style-name="ro1">
          <table:table-cell office:value-type="string" calcext:value-type="string">
            <text:p>HT0203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938]-[.C938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HT02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39]-[.C9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2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0]-[.C9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2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1]-[.C9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2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2]-[.C9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3]-[.C9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4]-[.C9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5]-[.C9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6]-[.C9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7]-[.C9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8]-[.C9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49]-[.C9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50]-[.C9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51]-[.C9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52]-[.C9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75000000" calcext:value-type="float">
            <text:p>175,000,000.00</text:p>
          </table:table-cell>
          <table:table-cell table:formula="of:=[.B953]-[.C953]" office:value-type="float" office:value="-75000000" calcext:value-type="float">
            <text:p>-75,000,000.00</text:p>
          </table:table-cell>
        </table:table-row>
        <table:table-row table:style-name="ro1">
          <table:table-cell office:value-type="string" calcext:value-type="string">
            <text:p>RS14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954]-[.C954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14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55]-[.C9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56]-[.C9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5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957]-[.C957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15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58]-[.C9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59]-[.C9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60]-[.C9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25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961]-[.C961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2927</text:p>
          </table:table-cell>
          <table:table-cell office:value-type="float" office:value="750000000" calcext:value-type="float">
            <text:p>750,000,000.00</text:p>
          </table:table-cell>
          <table:table-cell office:value-type="float" office:value="40000000" calcext:value-type="float">
            <text:p>40,000,000.00</text:p>
          </table:table-cell>
          <table:table-cell table:formula="of:=[.B962]-[.C962]" office:value-type="float" office:value="710000000" calcext:value-type="float">
            <text:p>710,000,000.00</text:p>
          </table:table-cell>
        </table:table-row>
        <table:table-row table:style-name="ro1">
          <table:table-cell office:value-type="string" calcext:value-type="string">
            <text:p>RS29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63]-[.C9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63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964]-[.C964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OT00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65]-[.C9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66]-[.C9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67]-[.C9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68]-[.C9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69]-[.C9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70]-[.C9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71]-[.C9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Q0020</text:p>
          </table:table-cell>
          <table:table-cell office:value-type="float" office:value="500000000" calcext:value-type="float">
            <text:p>5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972]-[.C972]" office:value-type="float" office:value="470000000" calcext:value-type="float">
            <text:p>470,000,000.00</text:p>
          </table:table-cell>
        </table:table-row>
        <table:table-row table:style-name="ro1">
          <table:table-cell office:value-type="string" calcext:value-type="string">
            <text:p>RQ0023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973]-[.C973]" office:value-type="float" office:value="130000000" calcext:value-type="float">
            <text:p>130,000,000.00</text:p>
          </table:table-cell>
        </table:table-row>
        <table:table-row table:style-name="ro1">
          <table:table-cell office:value-type="string" calcext:value-type="string">
            <text:p>RS0039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5000000" calcext:value-type="float">
            <text:p>5,000,000.00</text:p>
          </table:table-cell>
          <table:table-cell table:formula="of:=[.B974]-[.C974]" office:value-type="float" office:value="195000000" calcext:value-type="float">
            <text:p>195,000,000.00</text:p>
          </table:table-cell>
        </table:table-row>
        <table:table-row table:style-name="ro1">
          <table:table-cell office:value-type="string" calcext:value-type="string">
            <text:p>RS16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75]-[.C9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027</text:p>
          </table:table-cell>
          <table:table-cell office:value-type="float" office:value="1000000000" calcext:value-type="float">
            <text:p>1,0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976]-[.C976]" office:value-type="float" office:value="970000000" calcext:value-type="float">
            <text:p>970,000,000.00</text:p>
          </table:table-cell>
        </table:table-row>
        <table:table-row table:style-name="ro1">
          <table:table-cell office:value-type="string" calcext:value-type="string">
            <text:p>PS0037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977]-[.C977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PS00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78]-[.C9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79]-[.C9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80]-[.C9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81]-[.C9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1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82]-[.C9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173</text:p>
          </table:table-cell>
          <table:table-cell office:value-type="float" office:value="750000000" calcext:value-type="float">
            <text:p>750,000,000.00</text:p>
          </table:table-cell>
          <table:table-cell office:value-type="float" office:value="75000000" calcext:value-type="float">
            <text:p>75,000,000.00</text:p>
          </table:table-cell>
          <table:table-cell table:formula="of:=[.B983]-[.C983]" office:value-type="float" office:value="675000000" calcext:value-type="float">
            <text:p>675,000,000.00</text:p>
          </table:table-cell>
        </table:table-row>
        <table:table-row table:style-name="ro1">
          <table:table-cell office:value-type="string" calcext:value-type="string">
            <text:p>RS0196</text:p>
          </table:table-cell>
          <table:table-cell office:value-type="float" office:value="800000000" calcext:value-type="float">
            <text:p>8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984]-[.C984]" office:value-type="float" office:value="750000000" calcext:value-type="float">
            <text:p>750,000,000.00</text:p>
          </table:table-cell>
        </table:table-row>
        <table:table-row table:style-name="ro1">
          <table:table-cell office:value-type="string" calcext:value-type="string">
            <text:p>RS0312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70000000" calcext:value-type="float">
            <text:p>70,000,000.00</text:p>
          </table:table-cell>
          <table:table-cell table:formula="of:=[.B985]-[.C985]" office:value-type="float" office:value="-20000000" calcext:value-type="float">
            <text:p>-20,000,000.00</text:p>
          </table:table-cell>
        </table:table-row>
        <table:table-row table:style-name="ro1">
          <table:table-cell office:value-type="string" calcext:value-type="string">
            <text:p>RS03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86]-[.C9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87]-[.C9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763</text:p>
          </table:table-cell>
          <table:table-cell office:value-type="float" office:value="700000000" calcext:value-type="float">
            <text:p>700,000,000.00</text:p>
          </table:table-cell>
          <table:table-cell office:value-type="float" office:value="400000000" calcext:value-type="float">
            <text:p>400,000,000.00</text:p>
          </table:table-cell>
          <table:table-cell table:formula="of:=[.B988]-[.C988]" office:value-type="float" office:value="300000000" calcext:value-type="float">
            <text:p>300,000,000.00</text:p>
          </table:table-cell>
        </table:table-row>
        <table:table-row table:style-name="ro1">
          <table:table-cell office:value-type="string" calcext:value-type="string">
            <text:p>RS17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89]-[.C9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90]-[.C9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91]-[.C9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92]-[.C9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93]-[.C9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30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994]-[.C994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19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95]-[.C9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51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996]-[.C996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SM01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97]-[.C9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2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98]-[.C9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999]-[.C9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64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1000000" calcext:value-type="float">
            <text:p>1,000,000.00</text:p>
          </table:table-cell>
          <table:table-cell table:formula="of:=[.B1000]-[.C1000]" office:value-type="float" office:value="9000000" calcext:value-type="float">
            <text:p>9,000,000.00</text:p>
          </table:table-cell>
        </table:table-row>
        <table:table-row table:style-name="ro1">
          <table:table-cell office:value-type="string" calcext:value-type="string">
            <text:p>CT01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01]-[.C10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02]-[.C10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03]-[.C10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04]-[.C10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35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2500000" calcext:value-type="float">
            <text:p>2,500,000.00</text:p>
          </table:table-cell>
          <table:table-cell table:formula="of:=[.B1005]-[.C1005]" office:value-type="float" office:value="12500000" calcext:value-type="float">
            <text:p>12,500,000.00</text:p>
          </table:table-cell>
        </table:table-row>
        <table:table-row table:style-name="ro1">
          <table:table-cell office:value-type="string" calcext:value-type="string">
            <text:p>PS03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06]-[.C10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07]-[.C10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08]-[.C10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369</text:p>
          </table:table-cell>
          <table:table-cell office:value-type="float" office:value="250000000" calcext:value-type="float">
            <text:p>25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1009]-[.C1009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RS03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10]-[.C10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4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11]-[.C10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4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12]-[.C10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13]-[.C10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14]-[.C10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035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80000000" calcext:value-type="float">
            <text:p>80,000,000.00</text:p>
          </table:table-cell>
          <table:table-cell table:formula="of:=[.B1015]-[.C1015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2050</text:p>
          </table:table-cell>
          <table:table-cell office:value-type="float" office:value="120000000" calcext:value-type="float">
            <text:p>120,000,000.00</text:p>
          </table:table-cell>
          <table:table-cell office:value-type="float" office:value="70000000" calcext:value-type="float">
            <text:p>70,000,000.00</text:p>
          </table:table-cell>
          <table:table-cell table:formula="of:=[.B1016]-[.C1016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20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17]-[.C10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089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018]-[.C1018]" office:value-type="float" office:value="-35000000" calcext:value-type="float">
            <text:p>-35,000,000.00</text:p>
          </table:table-cell>
        </table:table-row>
        <table:table-row table:style-name="ro1">
          <table:table-cell office:value-type="string" calcext:value-type="string">
            <text:p>UM0158</text:p>
          </table:table-cell>
          <table:table-cell office:value-type="float" office:value="1000000" calcext:value-type="float">
            <text:p>1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019]-[.C1019]" office:value-type="float" office:value="-49000000" calcext:value-type="float">
            <text:p>-49,000,000.00</text:p>
          </table:table-cell>
        </table:table-row>
        <table:table-row table:style-name="ro1">
          <table:table-cell office:value-type="string" calcext:value-type="string">
            <text:p>UM0162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90000000" calcext:value-type="float">
            <text:p>90,000,000.00</text:p>
          </table:table-cell>
          <table:table-cell table:formula="of:=[.B1020]-[.C1020]" office:value-type="float" office:value="110000000" calcext:value-type="float">
            <text:p>110,000,000.00</text:p>
          </table:table-cell>
        </table:table-row>
        <table:table-row table:style-name="ro1">
          <table:table-cell office:value-type="string" calcext:value-type="string">
            <text:p>UM02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21]-[.C10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3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22]-[.C10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0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23]-[.C10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0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24]-[.C10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0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25]-[.C10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26]-[.C102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27]-[.C10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46</text:p>
          </table:table-cell>
          <table:table-cell office:value-type="float" office:value="450000000" calcext:value-type="float">
            <text:p>45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1028]-[.C1028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PS04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29]-[.C10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30]-[.C10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31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90000000" calcext:value-type="float">
            <text:p>90,000,000.00</text:p>
          </table:table-cell>
          <table:table-cell table:formula="of:=[.B1031]-[.C1031]" office:value-type="float" office:value="110000000" calcext:value-type="float">
            <text:p>110,000,000.00</text:p>
          </table:table-cell>
        </table:table-row>
        <table:table-row table:style-name="ro1">
          <table:table-cell office:value-type="string" calcext:value-type="string">
            <text:p>PS06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32]-[.C10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33]-[.C10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34]-[.C10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81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035]-[.C1035]" office:value-type="float" office:value="-50000000" calcext:value-type="float">
            <text:p>-50,000,000.00</text:p>
          </table:table-cell>
        </table:table-row>
        <table:table-row table:style-name="ro1">
          <table:table-cell office:value-type="string" calcext:value-type="string">
            <text:p>RS05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36]-[.C10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626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1037]-[.C1037]" office:value-type="float" office:value="-150000000" calcext:value-type="float">
            <text:p>-150,000,000.00</text:p>
          </table:table-cell>
        </table:table-row>
        <table:table-row table:style-name="ro1">
          <table:table-cell office:value-type="string" calcext:value-type="string">
            <text:p>RS21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38]-[.C10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39]-[.C10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32</text:p>
          </table:table-cell>
          <table:table-cell office:value-type="float" office:value="120000000" calcext:value-type="float">
            <text:p>120,000,000.00</text:p>
          </table:table-cell>
          <table:table-cell office:value-type="float" office:value="90000000" calcext:value-type="float">
            <text:p>90,000,000.00</text:p>
          </table:table-cell>
          <table:table-cell table:formula="of:=[.B1040]-[.C1040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2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41]-[.C10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74</text:p>
          </table:table-cell>
          <table:table-cell office:value-type="float" office:value="1250000000" calcext:value-type="float">
            <text:p>1,25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42]-[.C1042]" office:value-type="float" office:value="250000000" calcext:value-type="float">
            <text:p>250,000,000.00</text:p>
          </table:table-cell>
        </table:table-row>
        <table:table-row table:style-name="ro1">
          <table:table-cell office:value-type="string" calcext:value-type="string">
            <text:p>RS2300</text:p>
          </table:table-cell>
          <table:table-cell office:value-type="float" office:value="1000000000" calcext:value-type="float">
            <text:p>1,0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043]-[.C1043]" office:value-type="float" office:value="970000000" calcext:value-type="float">
            <text:p>970,000,000.00</text:p>
          </table:table-cell>
        </table:table-row>
        <table:table-row table:style-name="ro1">
          <table:table-cell office:value-type="string" calcext:value-type="string">
            <text:p>UM06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44]-[.C10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45]-[.C10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46]-[.C10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47]-[.C10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48]-[.C10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49]-[.C10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50]-[.C10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051]-[.C1051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HT03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52]-[.C10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53]-[.C10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44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054]-[.C1054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OT00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55]-[.C10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56]-[.C10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57]-[.C10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58]-[.C10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59]-[.C10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0]-[.C10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1]-[.C10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2]-[.C10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3]-[.C10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4]-[.C10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5]-[.C10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6]-[.C10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80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067]-[.C1067]" office:value-type="float" office:value="5000000" calcext:value-type="float">
            <text:p>5,000,000.00</text:p>
          </table:table-cell>
        </table:table-row>
        <table:table-row table:style-name="ro1">
          <table:table-cell office:value-type="string" calcext:value-type="string">
            <text:p>PS10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8]-[.C10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69]-[.C10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70]-[.C10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71]-[.C10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72]-[.C10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73]-[.C10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42</text:p>
          </table:table-cell>
          <table:table-cell office:value-type="float" office:value="1000000000" calcext:value-type="float">
            <text:p>1,0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074]-[.C1074]" office:value-type="float" office:value="980000000" calcext:value-type="float">
            <text:p>980,000,000.00</text:p>
          </table:table-cell>
        </table:table-row>
        <table:table-row table:style-name="ro1">
          <table:table-cell office:value-type="string" calcext:value-type="string">
            <text:p>RS0837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075]-[.C1075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0970</text:p>
          </table:table-cell>
          <table:table-cell office:value-type="float" office:value="2000000000" calcext:value-type="float">
            <text:p>2,0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76]-[.C1076]" office:value-type="float" office:value="1000000000" calcext:value-type="float">
            <text:p>1,000,000,000.00</text:p>
          </table:table-cell>
        </table:table-row>
        <table:table-row table:style-name="ro1">
          <table:table-cell office:value-type="string" calcext:value-type="string">
            <text:p>RS1000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077]-[.C1077]" office:value-type="float" office:value="-20000000" calcext:value-type="float">
            <text:p>-20,000,000.00</text:p>
          </table:table-cell>
        </table:table-row>
        <table:table-row table:style-name="ro1">
          <table:table-cell office:value-type="string" calcext:value-type="string">
            <text:p>RS23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78]-[.C10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79]-[.C10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80]-[.C10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414</text:p>
          </table:table-cell>
          <table:table-cell office:value-type="float" office:value="4000000000" calcext:value-type="float">
            <text:p>4,00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1081]-[.C1081]" office:value-type="float" office:value="2000000000" calcext:value-type="float">
            <text:p>2,000,000,000.00</text:p>
          </table:table-cell>
        </table:table-row>
        <table:table-row table:style-name="ro1">
          <table:table-cell office:value-type="string" calcext:value-type="string">
            <text:p>UM04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82]-[.C10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4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83]-[.C10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84]-[.C10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85]-[.C10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86]-[.C10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87]-[.C10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088]-[.C1088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UM06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89]-[.C10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GR0011</text:p>
          </table:table-cell>
          <table:table-cell office:value-type="float" office:value="16000000000" calcext:value-type="float">
            <text:p>16,000,000,000.00</text:p>
          </table:table-cell>
          <table:table-cell office:value-type="float" office:value="10000000000" calcext:value-type="float">
            <text:p>10,000,000,000.00</text:p>
          </table:table-cell>
          <table:table-cell table:formula="of:=[.B1090]-[.C1090]" office:value-type="float" office:value="6000000000" calcext:value-type="float">
            <text:p>6,000,000,000.00</text:p>
          </table:table-cell>
        </table:table-row>
        <table:table-row table:style-name="ro1">
          <table:table-cell office:value-type="string" calcext:value-type="string">
            <text:p>HT0076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091]-[.C1091]" office:value-type="float" office:value="200000000" calcext:value-type="float">
            <text:p>200,000,000.00</text:p>
          </table:table-cell>
        </table:table-row>
        <table:table-row table:style-name="ro1">
          <table:table-cell office:value-type="string" calcext:value-type="string">
            <text:p>HT00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50000000" calcext:value-type="float">
            <text:p>250,000,000.00</text:p>
          </table:table-cell>
          <table:table-cell table:formula="of:=[.B1092]-[.C1092]" office:value-type="float" office:value="-150000000" calcext:value-type="float">
            <text:p>-150,000,000.00</text:p>
          </table:table-cell>
        </table:table-row>
        <table:table-row table:style-name="ro1">
          <table:table-cell office:value-type="string" calcext:value-type="string">
            <text:p>HT0111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80000000" calcext:value-type="float">
            <text:p>80,000,000.00</text:p>
          </table:table-cell>
          <table:table-cell table:formula="of:=[.B1093]-[.C1093]" office:value-type="float" office:value="120000000" calcext:value-type="float">
            <text:p>120,000,000.00</text:p>
          </table:table-cell>
        </table:table-row>
        <table:table-row table:style-name="ro1">
          <table:table-cell office:value-type="string" calcext:value-type="string">
            <text:p>HT0169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094]-[.C1094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HT0223</text:p>
          </table:table-cell>
          <table:table-cell office:value-type="float" office:value="90000000" calcext:value-type="float">
            <text:p>9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095]-[.C1095]" office:value-type="float" office:value="60000000" calcext:value-type="float">
            <text:p>60,000,000.00</text:p>
          </table:table-cell>
        </table:table-row>
        <table:table-row table:style-name="ro1">
          <table:table-cell office:value-type="string" calcext:value-type="string">
            <text:p>HT02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96]-[.C10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319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097]-[.C1097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HT03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098]-[.C1098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RC00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099]-[.C10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00]-[.C11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01]-[.C11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02]-[.C11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0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03]-[.C11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04]-[.C11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C01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05]-[.C11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95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106]-[.C1106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RS1513</text:p>
          </table:table-cell>
          <table:table-cell office:value-type="float" office:value="160000000" calcext:value-type="float">
            <text:p>160,000,000.00</text:p>
          </table:table-cell>
          <table:table-cell office:value-type="float" office:value="80000000" calcext:value-type="float">
            <text:p>80,000,000.00</text:p>
          </table:table-cell>
          <table:table-cell table:formula="of:=[.B1107]-[.C1107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RS15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08]-[.C11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09]-[.C11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10]-[.C11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11]-[.C11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20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12]-[.C1112]" office:value-type="float" office:value="-985000000" calcext:value-type="float">
            <text:p>-985,000,000.00</text:p>
          </table:table-cell>
        </table:table-row>
        <table:table-row table:style-name="ro1">
          <table:table-cell office:value-type="string" calcext:value-type="string">
            <text:p>RS2937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113]-[.C1113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29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14]-[.C11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990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115]-[.C1115]" office:value-type="float" office:value="270000000" calcext:value-type="float">
            <text:p>270,000,000.00</text:p>
          </table:table-cell>
        </table:table-row>
        <table:table-row table:style-name="ro1">
          <table:table-cell office:value-type="string" calcext:value-type="string">
            <text:p>OT00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16]-[.C11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17]-[.C11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18]-[.C11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19]-[.C11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20]-[.C11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1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21]-[.C11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065</text:p>
          </table:table-cell>
          <table:table-cell office:value-type="float" office:value="750000000" calcext:value-type="float">
            <text:p>750,000,000.00</text:p>
          </table:table-cell>
          <table:table-cell office:value-type="float" office:value="1500000000" calcext:value-type="float">
            <text:p>1,500,000,000.00</text:p>
          </table:table-cell>
          <table:table-cell table:formula="of:=[.B1122]-[.C1122]" office:value-type="float" office:value="-750000000" calcext:value-type="float">
            <text:p>-750,000,000.00</text:p>
          </table:table-cell>
        </table:table-row>
        <table:table-row table:style-name="ro1">
          <table:table-cell office:value-type="string" calcext:value-type="string">
            <text:p>RS16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23]-[.C11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30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124]-[.C1124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SM00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125]-[.C1125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SM00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126]-[.C1126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PS00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27]-[.C11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1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28]-[.C11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29]-[.C11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1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30]-[.C11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2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131]-[.C1131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0255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132]-[.C1132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02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33]-[.C11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315</text:p>
          </table:table-cell>
          <table:table-cell office:value-type="float" office:value="90000000" calcext:value-type="float">
            <text:p>90,000,000.00</text:p>
          </table:table-cell>
          <table:table-cell office:value-type="float" office:value="60000000" calcext:value-type="float">
            <text:p>60,000,000.00</text:p>
          </table:table-cell>
          <table:table-cell table:formula="of:=[.B1134]-[.C1134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17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35]-[.C11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36]-[.C11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809</text:p>
          </table:table-cell>
          <table:table-cell office:value-type="float" office:value="500000000" calcext:value-type="float">
            <text:p>500,000,000.00</text:p>
          </table:table-cell>
          <table:table-cell office:value-type="float" office:value="400000000" calcext:value-type="float">
            <text:p>400,000,000.00</text:p>
          </table:table-cell>
          <table:table-cell table:formula="of:=[.B1137]-[.C1137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RS18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38]-[.C11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25</text:p>
          </table:table-cell>
          <table:table-cell office:value-type="float" office:value="7500000" calcext:value-type="float">
            <text:p>7,500,000.00</text:p>
          </table:table-cell>
          <table:table-cell office:value-type="float" office:value="15000000" calcext:value-type="float">
            <text:p>15,000,000.00</text:p>
          </table:table-cell>
          <table:table-cell table:formula="of:=[.B1139]-[.C1139]" office:value-type="float" office:value="-7500000" calcext:value-type="float">
            <text:p>-7,500,000.00</text:p>
          </table:table-cell>
        </table:table-row>
        <table:table-row table:style-name="ro1">
          <table:table-cell office:value-type="string" calcext:value-type="string">
            <text:p>SM01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40]-[.C11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41]-[.C11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42]-[.C11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43]-[.C11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1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44]-[.C11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SM0209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145]-[.C1145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CT0008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7500000" calcext:value-type="float">
            <text:p>7,500,000.00</text:p>
          </table:table-cell>
          <table:table-cell table:formula="of:=[.B1146]-[.C1146]" office:value-type="float" office:value="2500000" calcext:value-type="float">
            <text:p>2,500,000.00</text:p>
          </table:table-cell>
        </table:table-row>
        <table:table-row table:style-name="ro1">
          <table:table-cell office:value-type="string" calcext:value-type="string">
            <text:p>CT00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47]-[.C11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48]-[.C11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087</text:p>
          </table:table-cell>
          <table:table-cell office:value-type="float" office:value="2000000" calcext:value-type="float">
            <text:p>2,000,000.00</text:p>
          </table:table-cell>
          <table:table-cell office:value-type="float" office:value="1000000" calcext:value-type="float">
            <text:p>1,000,000.00</text:p>
          </table:table-cell>
          <table:table-cell table:formula="of:=[.B1149]-[.C1149]" office:value-type="float" office:value="1000000" calcext:value-type="float">
            <text:p>1,000,000.00</text:p>
          </table:table-cell>
        </table:table-row>
        <table:table-row table:style-name="ro1">
          <table:table-cell office:value-type="string" calcext:value-type="string">
            <text:p>CT0106</text:p>
          </table:table-cell>
          <table:table-cell office:value-type="float" office:value="400000000" calcext:value-type="float">
            <text:p>400,000,000.00</text:p>
          </table:table-cell>
          <table:table-cell office:value-type="float" office:value="200000000" calcext:value-type="float">
            <text:p>200,000,000.00</text:p>
          </table:table-cell>
          <table:table-cell table:formula="of:=[.B1150]-[.C1150]" office:value-type="float" office:value="200000000" calcext:value-type="float">
            <text:p>200,000,000.00</text:p>
          </table:table-cell>
        </table:table-row>
        <table:table-row table:style-name="ro1">
          <table:table-cell office:value-type="string" calcext:value-type="string">
            <text:p>CT0108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151]-[.C1151]" office:value-type="float" office:value="-10000000" calcext:value-type="float">
            <text:p>-10,000,000.00</text:p>
          </table:table-cell>
        </table:table-row>
        <table:table-row table:style-name="ro1">
          <table:table-cell office:value-type="string" calcext:value-type="string">
            <text:p>CT01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52]-[.C11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53]-[.C11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CT01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54]-[.C11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2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55]-[.C11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56]-[.C11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57]-[.C11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58]-[.C11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59]-[.C11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3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0]-[.C11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1]-[.C11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2]-[.C11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3]-[.C11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4]-[.C11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5]-[.C11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3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6]-[.C11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7]-[.C11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5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8]-[.C11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69]-[.C11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9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0]-[.C11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0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1]-[.C11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0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2]-[.C11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3]-[.C11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4]-[.C11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2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5]-[.C11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0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6]-[.C11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7]-[.C11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51</text:p>
          </table:table-cell>
          <table:table-cell office:value-type="float" office:value="2000000000" calcext:value-type="float">
            <text:p>2,0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8]-[.C1178]" office:value-type="float" office:value="1000000000" calcext:value-type="float">
            <text:p>1,000,000,000.00</text:p>
          </table:table-cell>
        </table:table-row>
        <table:table-row table:style-name="ro1">
          <table:table-cell office:value-type="string" calcext:value-type="string">
            <text:p>DS01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79]-[.C11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0]-[.C11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4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1]-[.C11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21</text:p>
          </table:table-cell>
          <table:table-cell office:value-type="float" office:value="25000000" calcext:value-type="float">
            <text:p>25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182]-[.C1182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PS05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3]-[.C11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5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4]-[.C11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5]-[.C11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7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6]-[.C11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7]-[.C11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1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8]-[.C11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89]-[.C11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15</text:p>
          </table:table-cell>
          <table:table-cell office:value-type="float" office:value="250000000" calcext:value-type="float">
            <text:p>250,000,000.00</text:p>
          </table:table-cell>
          <table:table-cell office:value-type="float" office:value="90000000" calcext:value-type="float">
            <text:p>90,000,000.00</text:p>
          </table:table-cell>
          <table:table-cell table:formula="of:=[.B1190]-[.C1190]" office:value-type="float" office:value="160000000" calcext:value-type="float">
            <text:p>160,000,000.00</text:p>
          </table:table-cell>
        </table:table-row>
        <table:table-row table:style-name="ro1">
          <table:table-cell office:value-type="string" calcext:value-type="string">
            <text:p>RS22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91]-[.C11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228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70000000" calcext:value-type="float">
            <text:p>70,000,000.00</text:p>
          </table:table-cell>
          <table:table-cell table:formula="of:=[.B1192]-[.C1192]" office:value-type="float" office:value="-40000000" calcext:value-type="float">
            <text:p>-40,000,000.00</text:p>
          </table:table-cell>
        </table:table-row>
        <table:table-row table:style-name="ro1">
          <table:table-cell office:value-type="string" calcext:value-type="string">
            <text:p>RS2230</text:p>
          </table:table-cell>
          <table:table-cell office:value-type="float" office:value="4000000000" calcext:value-type="float">
            <text:p>4,00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1193]-[.C1193]" office:value-type="float" office:value="2000000000" calcext:value-type="float">
            <text:p>2,000,000,000.00</text:p>
          </table:table-cell>
        </table:table-row>
        <table:table-row table:style-name="ro1">
          <table:table-cell office:value-type="string" calcext:value-type="string">
            <text:p>RS22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94]-[.C11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95]-[.C11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96]-[.C11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97]-[.C11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98]-[.C11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199]-[.C11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7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0]-[.C12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1]-[.C12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2]-[.C12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3]-[.C12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4]-[.C12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5]-[.C12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6]-[.C12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7]-[.C12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MN0019</text:p>
          </table:table-cell>
          <table:table-cell office:value-type="float" office:value="800000000" calcext:value-type="float">
            <text:p>8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1208]-[.C1208]" office:value-type="float" office:value="650000000" calcext:value-type="float">
            <text:p>650,000,000.00</text:p>
          </table:table-cell>
        </table:table-row>
        <table:table-row table:style-name="ro1">
          <table:table-cell office:value-type="string" calcext:value-type="string">
            <text:p>OT00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09]-[.C12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0]-[.C12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1]-[.C12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OT00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2]-[.C12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3]-[.C12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4]-[.C12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5]-[.C12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6]-[.C12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7]-[.C12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8]-[.C12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19]-[.C12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0]-[.C12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1]-[.C12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2]-[.C12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3]-[.C12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4]-[.C12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5]-[.C12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6]-[.C122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7]-[.C12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28]-[.C12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46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229]-[.C1229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RS0871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230]-[.C1230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RS09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31]-[.C12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32]-[.C12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003</text:p>
          </table:table-cell>
          <table:table-cell office:value-type="float" office:value="400000000" calcext:value-type="float">
            <text:p>400,000,000.00</text:p>
          </table:table-cell>
          <table:table-cell office:value-type="float" office:value="250000000" calcext:value-type="float">
            <text:p>250,000,000.00</text:p>
          </table:table-cell>
          <table:table-cell table:formula="of:=[.B1233]-[.C1233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RS23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34]-[.C12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35]-[.C12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236]-[.C1236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24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37]-[.C12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38]-[.C12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61</text:p>
          </table:table-cell>
          <table:table-cell office:value-type="float" office:value="500000000" calcext:value-type="float">
            <text:p>5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239]-[.C1239]" office:value-type="float" office:value="400000000" calcext:value-type="float">
            <text:p>400,000,000.00</text:p>
          </table:table-cell>
        </table:table-row>
        <table:table-row table:style-name="ro1">
          <table:table-cell office:value-type="string" calcext:value-type="string">
            <text:p>UM0531</text:p>
          </table:table-cell>
          <table:table-cell office:value-type="float" office:value="1500000000" calcext:value-type="float">
            <text:p>1,500,000,000.00</text:p>
          </table:table-cell>
          <table:table-cell office:value-type="float" office:value="500000000" calcext:value-type="float">
            <text:p>500,000,000.00</text:p>
          </table:table-cell>
          <table:table-cell table:formula="of:=[.B1240]-[.C1240]" office:value-type="float" office:value="1000000000" calcext:value-type="float">
            <text:p>1,000,000,000.00</text:p>
          </table:table-cell>
        </table:table-row>
        <table:table-row table:style-name="ro1">
          <table:table-cell office:value-type="string" calcext:value-type="string">
            <text:p>UM05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41]-[.C12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42]-[.C12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43]-[.C12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GR0004</text:p>
          </table:table-cell>
          <table:table-cell office:value-type="float" office:value="45000000000" calcext:value-type="float">
            <text:p>45,000,000,000.00</text:p>
          </table:table-cell>
          <table:table-cell office:value-type="float" office:value="25000000000" calcext:value-type="float">
            <text:p>25,000,000,000.00</text:p>
          </table:table-cell>
          <table:table-cell table:formula="of:=[.B1244]-[.C1244]" office:value-type="float" office:value="20000000000" calcext:value-type="float">
            <text:p>20,000,000,000.00</text:p>
          </table:table-cell>
        </table:table-row>
        <table:table-row table:style-name="ro1">
          <table:table-cell office:value-type="string" calcext:value-type="string">
            <text:p>HT00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45]-[.C12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070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246]-[.C1246]" office:value-type="float" office:value="35000000" calcext:value-type="float">
            <text:p>35,000,000.00</text:p>
          </table:table-cell>
        </table:table-row>
        <table:table-row table:style-name="ro1">
          <table:table-cell office:value-type="string" calcext:value-type="string">
            <text:p>HT00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47]-[.C12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20</text:p>
          </table:table-cell>
          <table:table-cell office:value-type="float" office:value="175000000" calcext:value-type="float">
            <text:p>175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248]-[.C1248]" office:value-type="float" office:value="75000000" calcext:value-type="float">
            <text:p>75,000,000.00</text:p>
          </table:table-cell>
        </table:table-row>
        <table:table-row table:style-name="ro1">
          <table:table-cell office:value-type="string" calcext:value-type="string">
            <text:p>PS081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49]-[.C12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0]-[.C12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1]-[.C12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2]-[.C12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3]-[.C12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4]-[.C12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5]-[.C12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6]-[.C12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7]-[.C12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8]-[.C12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59]-[.C12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60]-[.C12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61]-[.C12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62]-[.C12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35</text:p>
          </table:table-cell>
          <table:table-cell office:value-type="float" office:value="350000000" calcext:value-type="float">
            <text:p>35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263]-[.C1263]" office:value-type="float" office:value="250000000" calcext:value-type="float">
            <text:p>250,000,000.00</text:p>
          </table:table-cell>
        </table:table-row>
        <table:table-row table:style-name="ro1">
          <table:table-cell office:value-type="string" calcext:value-type="string">
            <text:p>RS12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64]-[.C12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65]-[.C12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77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80000000" calcext:value-type="float">
            <text:p>80,000,000.00</text:p>
          </table:table-cell>
          <table:table-cell table:formula="of:=[.B1266]-[.C1266]" office:value-type="float" office:value="120000000" calcext:value-type="float">
            <text:p>120,000,000.00</text:p>
          </table:table-cell>
        </table:table-row>
        <table:table-row table:style-name="ro1">
          <table:table-cell office:value-type="string" calcext:value-type="string">
            <text:p>RS2680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267]-[.C1267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685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3000000" calcext:value-type="float">
            <text:p>3,000,000.00</text:p>
          </table:table-cell>
          <table:table-cell table:formula="of:=[.B1268]-[.C1268]" office:value-type="float" office:value="27000000" calcext:value-type="float">
            <text:p>27,000,000.00</text:p>
          </table:table-cell>
        </table:table-row>
        <table:table-row table:style-name="ro1">
          <table:table-cell office:value-type="string" calcext:value-type="string">
            <text:p>RS26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69]-[.C12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08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270]-[.C1270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7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71]-[.C12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72]-[.C12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73]-[.C12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29</text:p>
          </table:table-cell>
          <table:table-cell office:value-type="float" office:value="35000000" calcext:value-type="float">
            <text:p>35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274]-[.C1274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RS2743</text:p>
          </table:table-cell>
          <table:table-cell office:value-type="float" office:value="85000000" calcext:value-type="float">
            <text:p>85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275]-[.C1275]" office:value-type="float" office:value="35000000" calcext:value-type="float">
            <text:p>35,000,000.00</text:p>
          </table:table-cell>
        </table:table-row>
        <table:table-row table:style-name="ro1">
          <table:table-cell office:value-type="string" calcext:value-type="string">
            <text:p>RS27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276]-[.C1276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RS27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277]-[.C1277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27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78]-[.C12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91</text:p>
          </table:table-cell>
          <table:table-cell office:value-type="float" office:value="900000000" calcext:value-type="float">
            <text:p>900,000,000.00</text:p>
          </table:table-cell>
          <table:table-cell office:value-type="float" office:value="350000000" calcext:value-type="float">
            <text:p>350,000,000.00</text:p>
          </table:table-cell>
          <table:table-cell table:formula="of:=[.B1279]-[.C1279]" office:value-type="float" office:value="550000000" calcext:value-type="float">
            <text:p>550,000,000.00</text:p>
          </table:table-cell>
        </table:table-row>
        <table:table-row table:style-name="ro1">
          <table:table-cell office:value-type="string" calcext:value-type="string">
            <text:p>RS2797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280]-[.C1280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RS28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81]-[.C12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82]-[.C12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37</text:p>
          </table:table-cell>
          <table:table-cell office:value-type="float" office:value="500000000" calcext:value-type="float">
            <text:p>5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1283]-[.C1283]" office:value-type="float" office:value="350000000" calcext:value-type="float">
            <text:p>350,000,000.00</text:p>
          </table:table-cell>
        </table:table-row>
        <table:table-row table:style-name="ro1">
          <table:table-cell office:value-type="string" calcext:value-type="string">
            <text:p>DS01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84]-[.C12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85]-[.C12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86]-[.C12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19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40000000" calcext:value-type="float">
            <text:p>40,000,000.00</text:p>
          </table:table-cell>
          <table:table-cell table:formula="of:=[.B1287]-[.C1287]" office:value-type="float" office:value="160000000" calcext:value-type="float">
            <text:p>160,000,000.00</text:p>
          </table:table-cell>
        </table:table-row>
        <table:table-row table:style-name="ro1">
          <table:table-cell office:value-type="string" calcext:value-type="string">
            <text:p>DS02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88]-[.C12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89]-[.C12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90]-[.C12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91]-[.C12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292]-[.C1292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EC00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93]-[.C12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94]-[.C12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95]-[.C12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31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296]-[.C1296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EC00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97]-[.C12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298]-[.C12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40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299]-[.C1299]" office:value-type="float" office:value="170000000" calcext:value-type="float">
            <text:p>170,000,000.00</text:p>
          </table:table-cell>
        </table:table-row>
        <table:table-row table:style-name="ro1">
          <table:table-cell office:value-type="string" calcext:value-type="string">
            <text:p>PS06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0]-[.C13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1]-[.C13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2]-[.C13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3]-[.C13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4]-[.C13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5]-[.C13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6]-[.C13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7]-[.C13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8]-[.C13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09]-[.C13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0]-[.C13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1]-[.C13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2]-[.C13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3]-[.C13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4]-[.C13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0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5]-[.C13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6]-[.C13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7]-[.C13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18]-[.C13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17</text:p>
          </table:table-cell>
          <table:table-cell office:value-type="float" office:value="5000000" calcext:value-type="float">
            <text:p>5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319]-[.C1319]" office:value-type="float" office:value="-10000000" calcext:value-type="float">
            <text:p>-10,000,000.00</text:p>
          </table:table-cell>
        </table:table-row>
        <table:table-row table:style-name="ro1">
          <table:table-cell office:value-type="string" calcext:value-type="string">
            <text:p>RS25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20]-[.C13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21]-[.C13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35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322]-[.C1322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25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23]-[.C13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24]-[.C13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25]-[.C13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67</text:p>
          </table:table-cell>
          <table:table-cell office:value-type="float" office:value="180000000" calcext:value-type="float">
            <text:p>18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326]-[.C1326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RS25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27]-[.C13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28]-[.C13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29]-[.C13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30]-[.C13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31]-[.C13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332]-[.C1332]" office:value-type="float" office:value="90000000" calcext:value-type="float">
            <text:p>90,000,000.00</text:p>
          </table:table-cell>
        </table:table-row>
        <table:table-row table:style-name="ro1">
          <table:table-cell office:value-type="string" calcext:value-type="string">
            <text:p>UM09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33]-[.C13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34]-[.C13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35]-[.C13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44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336]-[.C1336]" office:value-type="float" office:value="-70000000" calcext:value-type="float">
            <text:p>-70,000,000.00</text:p>
          </table:table-cell>
        </table:table-row>
        <table:table-row table:style-name="ro1">
          <table:table-cell office:value-type="string" calcext:value-type="string">
            <text:p>UM09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337]-[.C1337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UM09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38]-[.C13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10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39]-[.C13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40]-[.C13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41]-[.C13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42]-[.C13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43]-[.C13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44]-[.C13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45]-[.C13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46]-[.C13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4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47]-[.C13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15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348]-[.C1348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HT00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0" calcext:value-type="float">
            <text:p>200,000,000.00</text:p>
          </table:table-cell>
          <table:table-cell table:formula="of:=[.B1349]-[.C1349]" office:value-type="float" office:value="-100000000" calcext:value-type="float">
            <text:p>-100,000,000.00</text:p>
          </table:table-cell>
        </table:table-row>
        <table:table-row table:style-name="ro1">
          <table:table-cell office:value-type="string" calcext:value-type="string">
            <text:p>HT0031</text:p>
          </table:table-cell>
          <table:table-cell office:value-type="float" office:value="700000000" calcext:value-type="float">
            <text:p>700,000,000.00</text:p>
          </table:table-cell>
          <table:table-cell office:value-type="float" office:value="270000000" calcext:value-type="float">
            <text:p>270,000,000.00</text:p>
          </table:table-cell>
          <table:table-cell table:formula="of:=[.B1350]-[.C1350]" office:value-type="float" office:value="430000000" calcext:value-type="float">
            <text:p>430,000,000.00</text:p>
          </table:table-cell>
        </table:table-row>
        <table:table-row table:style-name="ro1">
          <table:table-cell office:value-type="string" calcext:value-type="string">
            <text:p>HT0038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351]-[.C1351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PS08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52]-[.C13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53]-[.C13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54]-[.C13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55]-[.C13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56]-[.C13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57]-[.C13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58]-[.C13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59]-[.C13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0]-[.C13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1]-[.C13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2]-[.C13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3]-[.C13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4]-[.C13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5]-[.C13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6]-[.C13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7]-[.C13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8]-[.C13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69]-[.C13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70]-[.C13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71]-[.C13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72]-[.C13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74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250000000" calcext:value-type="float">
            <text:p>250,000,000.00</text:p>
          </table:table-cell>
          <table:table-cell table:formula="of:=[.B1373]-[.C1373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PS09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74]-[.C13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75]-[.C13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76]-[.C13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46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377]-[.C1377]" office:value-type="float" office:value="-15000000" calcext:value-type="float">
            <text:p>-15,000,000.00</text:p>
          </table:table-cell>
        </table:table-row>
        <table:table-row table:style-name="ro1">
          <table:table-cell office:value-type="string" calcext:value-type="string">
            <text:p>RS12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378]-[.C1378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13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79]-[.C13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370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380]-[.C1380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RS26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81]-[.C13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82]-[.C13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75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383]-[.C1383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6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84]-[.C13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85]-[.C13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86]-[.C13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87]-[.C13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88]-[.C13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89]-[.C13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0]-[.C13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1]-[.C13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2]-[.C13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3]-[.C13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4]-[.C13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5]-[.C13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6]-[.C13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7]-[.C13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41</text:p>
          </table:table-cell>
          <table:table-cell office:value-type="float" office:value="3000000000" calcext:value-type="float">
            <text:p>3,0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398]-[.C1398]" office:value-type="float" office:value="2000000000" calcext:value-type="float">
            <text:p>2,000,000,000.00</text:p>
          </table:table-cell>
        </table:table-row>
        <table:table-row table:style-name="ro1">
          <table:table-cell office:value-type="string" calcext:value-type="string">
            <text:p>DS0265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399]-[.C1399]" office:value-type="float" office:value="200000000" calcext:value-type="float">
            <text:p>200,000,000.00</text:p>
          </table:table-cell>
        </table:table-row>
        <table:table-row table:style-name="ro1">
          <table:table-cell office:value-type="string" calcext:value-type="string">
            <text:p>DS02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0]-[.C14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1]-[.C14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2]-[.C14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3]-[.C14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4]-[.C14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5]-[.C14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6]-[.C14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7]-[.C14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8]-[.C14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09]-[.C14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1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0]-[.C14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1]-[.C14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2]-[.C14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3]-[.C14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4]-[.C14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5]-[.C14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6]-[.C14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7]-[.C14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8]-[.C14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19]-[.C14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20]-[.C14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8</text:p>
          </table:table-cell>
          <table:table-cell office:value-type="float" office:value="15000000" calcext:value-type="float">
            <text:p>15,000,000.00</text:p>
          </table:table-cell>
          <table:table-cell office:value-type="float" office:value="5000000" calcext:value-type="float">
            <text:p>5,000,000.00</text:p>
          </table:table-cell>
          <table:table-cell table:formula="of:=[.B1421]-[.C1421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1041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25000000" calcext:value-type="float">
            <text:p>25,000,000.00</text:p>
          </table:table-cell>
          <table:table-cell table:formula="of:=[.B1422]-[.C1422]" office:value-type="float" office:value="-5000000" calcext:value-type="float">
            <text:p>-5,000,000.00</text:p>
          </table:table-cell>
        </table:table-row>
        <table:table-row table:style-name="ro1">
          <table:table-cell office:value-type="string" calcext:value-type="string">
            <text:p>RS1053</text:p>
          </table:table-cell>
          <table:table-cell office:value-type="float" office:value="120000000" calcext:value-type="float">
            <text:p>12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423]-[.C1423]" office:value-type="float" office:value="90000000" calcext:value-type="float">
            <text:p>90,000,000.00</text:p>
          </table:table-cell>
        </table:table-row>
        <table:table-row table:style-name="ro1">
          <table:table-cell office:value-type="string" calcext:value-type="string">
            <text:p>RS24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24]-[.C14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98</text:p>
          </table:table-cell>
          <table:table-cell office:value-type="float" office:value="135000000" calcext:value-type="float">
            <text:p>135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425]-[.C1425]" office:value-type="float" office:value="35000000" calcext:value-type="float">
            <text:p>35,000,000.00</text:p>
          </table:table-cell>
        </table:table-row>
        <table:table-row table:style-name="ro1">
          <table:table-cell office:value-type="string" calcext:value-type="string">
            <text:p>RS2500</text:p>
          </table:table-cell>
          <table:table-cell office:value-type="float" office:value="120000000" calcext:value-type="float">
            <text:p>12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426]-[.C1426]" office:value-type="float" office:value="90000000" calcext:value-type="float">
            <text:p>90,000,000.00</text:p>
          </table:table-cell>
        </table:table-row>
        <table:table-row table:style-name="ro1">
          <table:table-cell office:value-type="string" calcext:value-type="string">
            <text:p>RS2551</text:p>
          </table:table-cell>
          <table:table-cell office:value-type="float" office:value="1200000000" calcext:value-type="float">
            <text:p>1,200,000,000.00</text:p>
          </table:table-cell>
          <table:table-cell office:value-type="float" office:value="500000000" calcext:value-type="float">
            <text:p>500,000,000.00</text:p>
          </table:table-cell>
          <table:table-cell table:formula="of:=[.B1427]-[.C1427]" office:value-type="float" office:value="700000000" calcext:value-type="float">
            <text:p>700,000,000.00</text:p>
          </table:table-cell>
        </table:table-row>
        <table:table-row table:style-name="ro1">
          <table:table-cell office:value-type="string" calcext:value-type="string">
            <text:p>RS2609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428]-[.C1428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6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29]-[.C14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0]-[.C14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1]-[.C14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2]-[.C14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3]-[.C14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4]-[.C14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5]-[.C14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6]-[.C14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7]-[.C14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8]-[.C14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39]-[.C14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0]-[.C14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10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1]-[.C14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10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2]-[.C14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3]-[.C14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4]-[.C14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5]-[.C14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6]-[.C14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1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00" calcext:value-type="float">
            <text:p>2,000,000,000.00</text:p>
          </table:table-cell>
          <table:table-cell table:formula="of:=[.B1447]-[.C1447]" office:value-type="float" office:value="-1900000000" calcext:value-type="float">
            <text:p>-1,900,000,000.00</text:p>
          </table:table-cell>
        </table:table-row>
        <table:table-row table:style-name="ro1">
          <table:table-cell office:value-type="string" calcext:value-type="string">
            <text:p>RS08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8]-[.C14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49]-[.C14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0961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5000000" calcext:value-type="float">
            <text:p>5,000,000.00</text:p>
          </table:table-cell>
          <table:table-cell table:formula="of:=[.B1450]-[.C1450]" office:value-type="float" office:value="5000000" calcext:value-type="float">
            <text:p>5,000,000.00</text:p>
          </table:table-cell>
        </table:table-row>
        <table:table-row table:style-name="ro1">
          <table:table-cell office:value-type="string" calcext:value-type="string">
            <text:p>RS09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51]-[.C14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52]-[.C14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53]-[.C14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376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454]-[.C1454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3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55]-[.C14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02</text:p>
          </table:table-cell>
          <table:table-cell office:value-type="float" office:value="3000000" calcext:value-type="float">
            <text:p>3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456]-[.C1456]" office:value-type="float" office:value="-7000000" calcext:value-type="float">
            <text:p>-7,000,000.00</text:p>
          </table:table-cell>
        </table:table-row>
        <table:table-row table:style-name="ro1">
          <table:table-cell office:value-type="string" calcext:value-type="string">
            <text:p>RS24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57]-[.C14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58]-[.C14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4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59]-[.C14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60]-[.C14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61]-[.C14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62]-[.C14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00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1463]-[.C1463]" office:value-type="float" office:value="-150000000" calcext:value-type="float">
            <text:p>-150,000,000.00</text:p>
          </table:table-cell>
        </table:table-row>
        <table:table-row table:style-name="ro1">
          <table:table-cell office:value-type="string" calcext:value-type="string">
            <text:p>UM06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464]-[.C1464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HT00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65]-[.C14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023</text:p>
          </table:table-cell>
          <table:table-cell office:value-type="float" office:value="160000000" calcext:value-type="float">
            <text:p>160,000,000.00</text:p>
          </table:table-cell>
          <table:table-cell office:value-type="float" office:value="120000000" calcext:value-type="float">
            <text:p>120,000,000.00</text:p>
          </table:table-cell>
          <table:table-cell table:formula="of:=[.B1466]-[.C1466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HT0046</text:p>
          </table:table-cell>
          <table:table-cell office:value-type="float" office:value="3000000000" calcext:value-type="float">
            <text:p>3,0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67]-[.C1467]" office:value-type="float" office:value="2000000000" calcext:value-type="float">
            <text:p>2,000,000,000.00</text:p>
          </table:table-cell>
        </table:table-row>
        <table:table-row table:style-name="ro1">
          <table:table-cell office:value-type="string" calcext:value-type="string">
            <text:p>HT0048</text:p>
          </table:table-cell>
          <table:table-cell office:value-type="float" office:value="35000000" calcext:value-type="float">
            <text:p>35,000,000.00</text:p>
          </table:table-cell>
          <table:table-cell office:value-type="float" office:value="110000000" calcext:value-type="float">
            <text:p>110,000,000.00</text:p>
          </table:table-cell>
          <table:table-cell table:formula="of:=[.B1468]-[.C1468]" office:value-type="float" office:value="-75000000" calcext:value-type="float">
            <text:p>-75,000,000.00</text:p>
          </table:table-cell>
        </table:table-row>
        <table:table-row table:style-name="ro1">
          <table:table-cell office:value-type="string" calcext:value-type="string">
            <text:p>HT00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69]-[.C14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0]-[.C14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28</text:p>
          </table:table-cell>
          <table:table-cell office:value-type="float" office:value="1200000000" calcext:value-type="float">
            <text:p>1,200,000,000.00</text:p>
          </table:table-cell>
          <table:table-cell office:value-type="float" office:value="600000000" calcext:value-type="float">
            <text:p>600,000,000.00</text:p>
          </table:table-cell>
          <table:table-cell table:formula="of:=[.B1471]-[.C1471]" office:value-type="float" office:value="600000000" calcext:value-type="float">
            <text:p>600,000,000.00</text:p>
          </table:table-cell>
        </table:table-row>
        <table:table-row table:style-name="ro1">
          <table:table-cell office:value-type="string" calcext:value-type="string">
            <text:p>PS08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2]-[.C14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3]-[.C14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4]-[.C14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5]-[.C14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6]-[.C14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7]-[.C14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8]-[.C14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79]-[.C14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80]-[.C14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81]-[.C14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82]-[.C14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" calcext:value-type="float">
            <text:p>5,000,000.00</text:p>
          </table:table-cell>
          <table:table-cell table:formula="of:=[.B1483]-[.C1483]" office:value-type="float" office:value="95000000" calcext:value-type="float">
            <text:p>95,000,000.00</text:p>
          </table:table-cell>
        </table:table-row>
        <table:table-row table:style-name="ro1">
          <table:table-cell office:value-type="string" calcext:value-type="string">
            <text:p>PS09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84]-[.C14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89</text:p>
          </table:table-cell>
          <table:table-cell office:value-type="float" office:value="35000000" calcext:value-type="float">
            <text:p>35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485]-[.C1485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PS09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86]-[.C14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87]-[.C14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88]-[.C14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89]-[.C14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3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90]-[.C14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3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91]-[.C14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3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92]-[.C14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389</text:p>
          </table:table-cell>
          <table:table-cell office:value-type="float" office:value="35000000" calcext:value-type="float">
            <text:p>35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493]-[.C1493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6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94]-[.C14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95]-[.C14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96]-[.C14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97]-[.C14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98]-[.C14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499]-[.C14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00]-[.C15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01]-[.C15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35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502]-[.C1502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7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03]-[.C15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82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504]-[.C1504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RS27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05]-[.C15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06]-[.C15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07]-[.C15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08]-[.C15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09]-[.C15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10]-[.C15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60</text:p>
          </table:table-cell>
          <table:table-cell office:value-type="float" office:value="40000000" calcext:value-type="float">
            <text:p>4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511]-[.C1511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DS0261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512]-[.C1512]" office:value-type="float" office:value="60000000" calcext:value-type="float">
            <text:p>60,000,000.00</text:p>
          </table:table-cell>
        </table:table-row>
        <table:table-row table:style-name="ro1">
          <table:table-cell office:value-type="string" calcext:value-type="string">
            <text:p>DS02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13]-[.C15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14]-[.C15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15]-[.C15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16]-[.C15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17]-[.C15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18]-[.C15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19]-[.C15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0]-[.C15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1]-[.C15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2]-[.C15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3]-[.C15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4]-[.C15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5]-[.C15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6]-[.C152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7]-[.C15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8]-[.C15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29]-[.C15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0]-[.C15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1]-[.C15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2]-[.C15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0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3]-[.C15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4]-[.C15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5]-[.C15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6]-[.C15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20</text:p>
          </table:table-cell>
          <table:table-cell office:value-type="float" office:value="6000000000" calcext:value-type="float">
            <text:p>6,000,000,000.00</text:p>
          </table:table-cell>
          <table:table-cell office:value-type="float" office:value="1500000000" calcext:value-type="float">
            <text:p>1,500,000,000.00</text:p>
          </table:table-cell>
          <table:table-cell table:formula="of:=[.B1537]-[.C1537]" office:value-type="float" office:value="4500000000" calcext:value-type="float">
            <text:p>4,500,000,000.00</text:p>
          </table:table-cell>
        </table:table-row>
        <table:table-row table:style-name="ro1">
          <table:table-cell office:value-type="string" calcext:value-type="string">
            <text:p>RS25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8]-[.C15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39]-[.C15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40]-[.C15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41]-[.C15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71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" calcext:value-type="float">
            <text:p>5,000,000.00</text:p>
          </table:table-cell>
          <table:table-cell table:formula="of:=[.B1542]-[.C1542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RS2592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45000000" calcext:value-type="float">
            <text:p>45,000,000.00</text:p>
          </table:table-cell>
          <table:table-cell table:formula="of:=[.B1543]-[.C1543]" office:value-type="float" office:value="105000000" calcext:value-type="float">
            <text:p>105,000,000.00</text:p>
          </table:table-cell>
        </table:table-row>
        <table:table-row table:style-name="ro1">
          <table:table-cell office:value-type="string" calcext:value-type="string">
            <text:p>RS25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44]-[.C15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03</text:p>
          </table:table-cell>
          <table:table-cell office:value-type="float" office:value="75000000" calcext:value-type="float">
            <text:p>75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545]-[.C1545]" office:value-type="float" office:value="45000000" calcext:value-type="float">
            <text:p>45,000,000.00</text:p>
          </table:table-cell>
        </table:table-row>
        <table:table-row table:style-name="ro1">
          <table:table-cell office:value-type="string" calcext:value-type="string">
            <text:p>RS2608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546]-[.C1546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RS26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47]-[.C15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48]-[.C15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49]-[.C15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0]-[.C15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1]-[.C15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2]-[.C15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3]-[.C15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4]-[.C15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5]-[.C15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6]-[.C15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7]-[.C15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8]-[.C15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59]-[.C15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60]-[.C15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61]-[.C15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62]-[.C15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10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63]-[.C15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056</text:p>
          </table:table-cell>
          <table:table-cell office:value-type="float" office:value="600000000" calcext:value-type="float">
            <text:p>600,000,000.00</text:p>
          </table:table-cell>
          <table:table-cell office:value-type="float" office:value="450000000" calcext:value-type="float">
            <text:p>450,000,000.00</text:p>
          </table:table-cell>
          <table:table-cell table:formula="of:=[.B1564]-[.C1564]" office:value-type="float" office:value="150000000" calcext:value-type="float">
            <text:p>150,000,000.00</text:p>
          </table:table-cell>
        </table:table-row>
        <table:table-row table:style-name="ro1">
          <table:table-cell office:value-type="string" calcext:value-type="string">
            <text:p>HT0063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25000000" calcext:value-type="float">
            <text:p>125,000,000.00</text:p>
          </table:table-cell>
          <table:table-cell table:formula="of:=[.B1565]-[.C1565]" office:value-type="float" office:value="75000000" calcext:value-type="float">
            <text:p>75,000,000.00</text:p>
          </table:table-cell>
        </table:table-row>
        <table:table-row table:style-name="ro1">
          <table:table-cell office:value-type="string" calcext:value-type="string">
            <text:p>PS08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66]-[.C15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67]-[.C15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68]-[.C15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69]-[.C15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0]-[.C15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1]-[.C15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2]-[.C15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3]-[.C15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4]-[.C15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5]-[.C15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6]-[.C15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08</text:p>
          </table:table-cell>
          <table:table-cell office:value-type="float" office:value="250000000" calcext:value-type="float">
            <text:p>250,000,000.00</text:p>
          </table:table-cell>
          <table:table-cell office:value-type="float" office:value="280000000" calcext:value-type="float">
            <text:p>280,000,000.00</text:p>
          </table:table-cell>
          <table:table-cell table:formula="of:=[.B1577]-[.C1577]" office:value-type="float" office:value="-30000000" calcext:value-type="float">
            <text:p>-30,000,000.00</text:p>
          </table:table-cell>
        </table:table-row>
        <table:table-row table:style-name="ro1">
          <table:table-cell office:value-type="string" calcext:value-type="string">
            <text:p>PS09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8]-[.C15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79]-[.C15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80]-[.C15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81]-[.C15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82]-[.C15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83]-[.C15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84]-[.C15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85]-[.C15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47</text:p>
          </table:table-cell>
          <table:table-cell office:value-type="float" office:value="5000000" calcext:value-type="float">
            <text:p>5,000,000.00</text:p>
          </table:table-cell>
          <table:table-cell office:value-type="float" office:value="25000000" calcext:value-type="float">
            <text:p>25,000,000.00</text:p>
          </table:table-cell>
          <table:table-cell table:formula="of:=[.B1586]-[.C1586]" office:value-type="float" office:value="-20000000" calcext:value-type="float">
            <text:p>-20,000,000.00</text:p>
          </table:table-cell>
        </table:table-row>
        <table:table-row table:style-name="ro1">
          <table:table-cell office:value-type="string" calcext:value-type="string">
            <text:p>RS1264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587]-[.C1587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26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88]-[.C15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89]-[.C15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90]-[.C15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95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91]-[.C1591]" office:value-type="float" office:value="-970000000" calcext:value-type="float">
            <text:p>-970,000,000.00</text:p>
          </table:table-cell>
        </table:table-row>
        <table:table-row table:style-name="ro1">
          <table:table-cell office:value-type="string" calcext:value-type="string">
            <text:p>RS2724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592]-[.C1592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RS27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93]-[.C15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58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94]-[.C1594]" office:value-type="float" office:value="-950000000" calcext:value-type="float">
            <text:p>-950,000,000.00</text:p>
          </table:table-cell>
        </table:table-row>
        <table:table-row table:style-name="ro1">
          <table:table-cell office:value-type="string" calcext:value-type="string">
            <text:p>RS27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95]-[.C15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96]-[.C15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97]-[.C15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98]-[.C15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599]-[.C15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0]-[.C16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1]-[.C16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2]-[.C16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3]-[.C16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4]-[.C16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5]-[.C16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6]-[.C16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7]-[.C16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8]-[.C16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09]-[.C16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10]-[.C16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97</text:p>
          </table:table-cell>
          <table:table-cell office:value-type="float" office:value="10000000" calcext:value-type="float">
            <text:p>10,000,000.00</text:p>
          </table:table-cell>
          <table:table-cell office:value-type="float" office:value="1000000" calcext:value-type="float">
            <text:p>1,000,000.00</text:p>
          </table:table-cell>
          <table:table-cell table:formula="of:=[.B1611]-[.C1611]" office:value-type="float" office:value="9000000" calcext:value-type="float">
            <text:p>9,000,000.00</text:p>
          </table:table-cell>
        </table:table-row>
        <table:table-row table:style-name="ro1">
          <table:table-cell office:value-type="string" calcext:value-type="string">
            <text:p>PS06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12]-[.C16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13]-[.C16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14]-[.C16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10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615]-[.C1615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PS07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16]-[.C16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17]-[.C16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18]-[.C16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19]-[.C16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20]-[.C16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21]-[.C16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22]-[.C16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23]-[.C16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24]-[.C16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25]-[.C16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26]-[.C162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27]-[.C16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28]-[.C16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91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629]-[.C1629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4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30]-[.C16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31]-[.C16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32]-[.C16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50</text:p>
          </table:table-cell>
          <table:table-cell office:value-type="float" office:value="35000000" calcext:value-type="float">
            <text:p>35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633]-[.C1633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RS25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34]-[.C16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66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635]-[.C1635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RS25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636]-[.C1636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2620</text:p>
          </table:table-cell>
          <table:table-cell office:value-type="float" office:value="2500000000" calcext:value-type="float">
            <text:p>2,500,000,000.00</text:p>
          </table:table-cell>
          <table:table-cell office:value-type="float" office:value="200000000" calcext:value-type="float">
            <text:p>200,000,000.00</text:p>
          </table:table-cell>
          <table:table-cell table:formula="of:=[.B1637]-[.C1637]" office:value-type="float" office:value="2300000000" calcext:value-type="float">
            <text:p>2,300,000,000.00</text:p>
          </table:table-cell>
        </table:table-row>
        <table:table-row table:style-name="ro1">
          <table:table-cell office:value-type="string" calcext:value-type="string">
            <text:p>RS26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38]-[.C16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39]-[.C16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0]-[.C16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1]-[.C16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2]-[.C16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3]-[.C16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4]-[.C16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5]-[.C16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10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6]-[.C16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7]-[.C16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8]-[.C16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49]-[.C16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50]-[.C16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48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651]-[.C1651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4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52]-[.C16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53]-[.C16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54]-[.C16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5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55]-[.C16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56]-[.C16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6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57]-[.C16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045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658]-[.C1658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HT00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59]-[.C16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0" calcext:value-type="float">
            <text:p>200,000,000.00</text:p>
          </table:table-cell>
          <table:table-cell table:formula="of:=[.B1660]-[.C1660]" office:value-type="float" office:value="-100000000" calcext:value-type="float">
            <text:p>-100,000,000.00</text:p>
          </table:table-cell>
        </table:table-row>
        <table:table-row table:style-name="ro1">
          <table:table-cell office:value-type="string" calcext:value-type="string">
            <text:p>HT01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661]-[.C1661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PS08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62]-[.C16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63]-[.C16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64]-[.C16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65]-[.C16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66]-[.C16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67]-[.C16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68]-[.C16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69]-[.C16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70]-[.C16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71]-[.C16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72]-[.C16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73]-[.C16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74]-[.C16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75]-[.C16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76]-[.C16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77]-[.C16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78]-[.C16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38</text:p>
          </table:table-cell>
          <table:table-cell office:value-type="float" office:value="0" calcext:value-type="float">
            <text:p>0.00</text:p>
          </table:table-cell>
          <table:table-cell office:value-type="float" office:value="50000000" calcext:value-type="float">
            <text:p>50,000,000.00</text:p>
          </table:table-cell>
          <table:table-cell table:formula="of:=[.B1679]-[.C1679]" office:value-type="float" office:value="-50000000" calcext:value-type="float">
            <text:p>-50,000,000.00</text:p>
          </table:table-cell>
        </table:table-row>
        <table:table-row table:style-name="ro1">
          <table:table-cell office:value-type="string" calcext:value-type="string">
            <text:p>RS1245</text:p>
          </table:table-cell>
          <table:table-cell office:value-type="float" office:value="125000000" calcext:value-type="float">
            <text:p>125,000,000.00</text:p>
          </table:table-cell>
          <table:table-cell office:value-type="float" office:value="70000000" calcext:value-type="float">
            <text:p>70,000,000.00</text:p>
          </table:table-cell>
          <table:table-cell table:formula="of:=[.B1680]-[.C1680]" office:value-type="float" office:value="55000000" calcext:value-type="float">
            <text:p>55,000,000.00</text:p>
          </table:table-cell>
        </table:table-row>
        <table:table-row table:style-name="ro1">
          <table:table-cell office:value-type="string" calcext:value-type="string">
            <text:p>RS12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81]-[.C16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3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82]-[.C16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0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683]-[.C1683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26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84]-[.C16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85]-[.C16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03</text:p>
          </table:table-cell>
          <table:table-cell office:value-type="float" office:value="600000000" calcext:value-type="float">
            <text:p>600,000,000.00</text:p>
          </table:table-cell>
          <table:table-cell office:value-type="float" office:value="400000000" calcext:value-type="float">
            <text:p>400,000,000.00</text:p>
          </table:table-cell>
          <table:table-cell table:formula="of:=[.B1686]-[.C1686]" office:value-type="float" office:value="200000000" calcext:value-type="float">
            <text:p>200,000,000.00</text:p>
          </table:table-cell>
        </table:table-row>
        <table:table-row table:style-name="ro1">
          <table:table-cell office:value-type="string" calcext:value-type="string">
            <text:p>RS27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687]-[.C1687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RS27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88]-[.C16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89]-[.C16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90]-[.C16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91]-[.C16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92]-[.C16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78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693]-[.C1693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RS27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94]-[.C16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695]-[.C1695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RS28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96]-[.C16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97]-[.C16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98]-[.C16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699]-[.C16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0]-[.C17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1]-[.C17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2]-[.C17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3]-[.C17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4]-[.C17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5]-[.C17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6]-[.C17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7]-[.C17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8]-[.C17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09]-[.C17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0]-[.C17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1]-[.C17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2]-[.C17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3]-[.C17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0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4]-[.C17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5]-[.C17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6]-[.C17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7]-[.C17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8]-[.C17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19]-[.C17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20]-[.C17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21]-[.C17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22]-[.C17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23]-[.C17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24]-[.C17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25]-[.C17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26]-[.C172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27]-[.C17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18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80000000" calcext:value-type="float">
            <text:p>80,000,000.00</text:p>
          </table:table-cell>
          <table:table-cell table:formula="of:=[.B1728]-[.C1728]" office:value-type="float" office:value="220000000" calcext:value-type="float">
            <text:p>220,000,000.00</text:p>
          </table:table-cell>
        </table:table-row>
        <table:table-row table:style-name="ro1">
          <table:table-cell office:value-type="string" calcext:value-type="string">
            <text:p>RS1231</text:p>
          </table:table-cell>
          <table:table-cell office:value-type="float" office:value="140000000" calcext:value-type="float">
            <text:p>14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729]-[.C1729]" office:value-type="float" office:value="110000000" calcext:value-type="float">
            <text:p>110,000,000.00</text:p>
          </table:table-cell>
        </table:table-row>
        <table:table-row table:style-name="ro1">
          <table:table-cell office:value-type="string" calcext:value-type="string">
            <text:p>RS25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30]-[.C17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08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731]-[.C1731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RS2521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732]-[.C1732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530</text:p>
          </table:table-cell>
          <table:table-cell office:value-type="float" office:value="10000000000" calcext:value-type="float">
            <text:p>10,000,000,000.00</text:p>
          </table:table-cell>
          <table:table-cell office:value-type="float" office:value="7500000000" calcext:value-type="float">
            <text:p>7,500,000,000.00</text:p>
          </table:table-cell>
          <table:table-cell table:formula="of:=[.B1733]-[.C1733]" office:value-type="float" office:value="2500000000" calcext:value-type="float">
            <text:p>2,500,000,000.00</text:p>
          </table:table-cell>
        </table:table-row>
        <table:table-row table:style-name="ro1">
          <table:table-cell office:value-type="string" calcext:value-type="string">
            <text:p>RS25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34]-[.C17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35]-[.C17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36]-[.C17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91</text:p>
          </table:table-cell>
          <table:table-cell office:value-type="float" office:value="500000000" calcext:value-type="float">
            <text:p>500,000,000.00</text:p>
          </table:table-cell>
          <table:table-cell office:value-type="float" office:value="150000000" calcext:value-type="float">
            <text:p>150,000,000.00</text:p>
          </table:table-cell>
          <table:table-cell table:formula="of:=[.B1737]-[.C1737]" office:value-type="float" office:value="350000000" calcext:value-type="float">
            <text:p>350,000,000.00</text:p>
          </table:table-cell>
        </table:table-row>
        <table:table-row table:style-name="ro1">
          <table:table-cell office:value-type="string" calcext:value-type="string">
            <text:p>RS26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38]-[.C17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39]-[.C17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8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0]-[.C17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1]-[.C17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2]-[.C17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3]-[.C17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4]-[.C17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5]-[.C17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6]-[.C17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7]-[.C17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8]-[.C17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49]-[.C17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10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50]-[.C17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062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751]-[.C1751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HT0110</text:p>
          </table:table-cell>
          <table:table-cell office:value-type="float" office:value="500000000" calcext:value-type="float">
            <text:p>500,000,000.00</text:p>
          </table:table-cell>
          <table:table-cell office:value-type="float" office:value="300000000" calcext:value-type="float">
            <text:p>300,000,000.00</text:p>
          </table:table-cell>
          <table:table-cell table:formula="of:=[.B1752]-[.C1752]" office:value-type="float" office:value="200000000" calcext:value-type="float">
            <text:p>200,000,000.00</text:p>
          </table:table-cell>
        </table:table-row>
        <table:table-row table:style-name="ro1">
          <table:table-cell office:value-type="string" calcext:value-type="string">
            <text:p>PS08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53]-[.C17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54]-[.C17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55]-[.C17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56]-[.C17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69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757]-[.C1757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PS08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58]-[.C17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59]-[.C17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0]-[.C17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1]-[.C17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2]-[.C17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3]-[.C17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4]-[.C17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5]-[.C17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6]-[.C17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7]-[.C17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33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768]-[.C1768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RS12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69]-[.C17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343</text:p>
          </table:table-cell>
          <table:table-cell office:value-type="float" office:value="125000000" calcext:value-type="float">
            <text:p>125,000,000.00</text:p>
          </table:table-cell>
          <table:table-cell office:value-type="float" office:value="90000000" calcext:value-type="float">
            <text:p>90,000,000.00</text:p>
          </table:table-cell>
          <table:table-cell table:formula="of:=[.B1770]-[.C1770]" office:value-type="float" office:value="35000000" calcext:value-type="float">
            <text:p>35,000,000.00</text:p>
          </table:table-cell>
        </table:table-row>
        <table:table-row table:style-name="ro1">
          <table:table-cell office:value-type="string" calcext:value-type="string">
            <text:p>RS13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71]-[.C17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72]-[.C17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407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773]-[.C1773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26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74]-[.C17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75]-[.C17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76]-[.C17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77]-[.C17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54</text:p>
          </table:table-cell>
          <table:table-cell office:value-type="float" office:value="5000000" calcext:value-type="float">
            <text:p>5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778]-[.C1778]" office:value-type="float" office:value="-15000000" calcext:value-type="float">
            <text:p>-15,000,000.00</text:p>
          </table:table-cell>
        </table:table-row>
        <table:table-row table:style-name="ro1">
          <table:table-cell office:value-type="string" calcext:value-type="string">
            <text:p>RS2762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79]-[.C1779]" office:value-type="float" office:value="-920000000" calcext:value-type="float">
            <text:p>-920,000,000.00</text:p>
          </table:table-cell>
        </table:table-row>
        <table:table-row table:style-name="ro1">
          <table:table-cell office:value-type="string" calcext:value-type="string">
            <text:p>RS2780</text:p>
          </table:table-cell>
          <table:table-cell office:value-type="float" office:value="500000000" calcext:value-type="float">
            <text:p>500,000,000.00</text:p>
          </table:table-cell>
          <table:table-cell office:value-type="float" office:value="200000000" calcext:value-type="float">
            <text:p>200,000,000.00</text:p>
          </table:table-cell>
          <table:table-cell table:formula="of:=[.B1780]-[.C1780]" office:value-type="float" office:value="300000000" calcext:value-type="float">
            <text:p>300,000,000.00</text:p>
          </table:table-cell>
        </table:table-row>
        <table:table-row table:style-name="ro1">
          <table:table-cell office:value-type="string" calcext:value-type="string">
            <text:p>RS28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81]-[.C17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782]-[.C1782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RS28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783]-[.C1783]" office:value-type="float" office:value="85000000" calcext:value-type="float">
            <text:p>85,000,000.00</text:p>
          </table:table-cell>
        </table:table-row>
        <table:table-row table:style-name="ro1">
          <table:table-cell office:value-type="string" calcext:value-type="string">
            <text:p>RS28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784]-[.C1784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DS018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85]-[.C17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18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86]-[.C17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87]-[.C17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88]-[.C17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89]-[.C17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53</text:p>
          </table:table-cell>
          <table:table-cell office:value-type="float" office:value="50000000" calcext:value-type="float">
            <text:p>5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790]-[.C1790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DS026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1]-[.C17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2]-[.C17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3]-[.C17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4]-[.C17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1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5]-[.C17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3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6]-[.C17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7]-[.C17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8]-[.C17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799]-[.C17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7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0]-[.C18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7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1]-[.C18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2]-[.C18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14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803]-[.C1803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PS07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4]-[.C18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5]-[.C18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6]-[.C18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7]-[.C18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8]-[.C18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09]-[.C18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10]-[.C18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11]-[.C18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12]-[.C18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0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813]-[.C1813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115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14]-[.C18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83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815]-[.C1815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RS122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16]-[.C18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17]-[.C18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64</text:p>
          </table:table-cell>
          <table:table-cell office:value-type="float" office:value="120000000" calcext:value-type="float">
            <text:p>12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818]-[.C1818]" office:value-type="float" office:value="90000000" calcext:value-type="float">
            <text:p>90,000,000.00</text:p>
          </table:table-cell>
        </table:table-row>
        <table:table-row table:style-name="ro1">
          <table:table-cell office:value-type="string" calcext:value-type="string">
            <text:p>RS2489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819]-[.C1819]" office:value-type="float" office:value="20000000" calcext:value-type="float">
            <text:p>20,000,000.00</text:p>
          </table:table-cell>
        </table:table-row>
        <table:table-row table:style-name="ro1">
          <table:table-cell office:value-type="string" calcext:value-type="string">
            <text:p>RS24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20]-[.C18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21]-[.C18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22]-[.C18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23]-[.C18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5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24]-[.C18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74</text:p>
          </table:table-cell>
          <table:table-cell office:value-type="float" office:value="800000000" calcext:value-type="float">
            <text:p>8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825]-[.C1825]" office:value-type="float" office:value="700000000" calcext:value-type="float">
            <text:p>700,000,000.00</text:p>
          </table:table-cell>
        </table:table-row>
        <table:table-row table:style-name="ro1">
          <table:table-cell office:value-type="string" calcext:value-type="string">
            <text:p>RS25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26]-[.C182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27]-[.C18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28]-[.C18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29]-[.C18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52</text:p>
          </table:table-cell>
          <table:table-cell office:value-type="float" office:value="20000000" calcext:value-type="float">
            <text:p>20,000,000.00</text:p>
          </table:table-cell>
          <table:table-cell office:value-type="float" office:value="5000000" calcext:value-type="float">
            <text:p>5,000,000.00</text:p>
          </table:table-cell>
          <table:table-cell table:formula="of:=[.B1830]-[.C1830]" office:value-type="float" office:value="15000000" calcext:value-type="float">
            <text:p>15,000,000.00</text:p>
          </table:table-cell>
        </table:table-row>
        <table:table-row table:style-name="ro1">
          <table:table-cell office:value-type="string" calcext:value-type="string">
            <text:p>RS2655</text:p>
          </table:table-cell>
          <table:table-cell office:value-type="float" office:value="35000000" calcext:value-type="float">
            <text:p>35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831]-[.C1831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UM08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32]-[.C18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1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33]-[.C18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34]-[.C18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35]-[.C18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36]-[.C18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37]-[.C18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38]-[.C18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39]-[.C18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0]-[.C184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1]-[.C18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2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2]-[.C18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3]-[.C18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4]-[.C18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4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5]-[.C18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5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6]-[.C18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7]-[.C18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8]-[.C18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7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49]-[.C184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0]-[.C18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8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1]-[.C18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2]-[.C18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3]-[.C18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4]-[.C18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3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5]-[.C185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6]-[.C185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7]-[.C18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6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8]-[.C18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59]-[.C185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60]-[.C18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61]-[.C18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8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62]-[.C18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63]-[.C18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100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64]-[.C18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65]-[.C18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66]-[.C18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5000000" calcext:value-type="float">
            <text:p>35,000,000.00</text:p>
          </table:table-cell>
          <table:table-cell table:formula="of:=[.B1867]-[.C1867]" office:value-type="float" office:value="65000000" calcext:value-type="float">
            <text:p>65,000,000.00</text:p>
          </table:table-cell>
        </table:table-row>
        <table:table-row table:style-name="ro1">
          <table:table-cell office:value-type="string" calcext:value-type="string">
            <text:p>RS13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68]-[.C18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69]-[.C18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70]-[.C18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76</text:p>
          </table:table-cell>
          <table:table-cell office:value-type="float" office:value="800000000" calcext:value-type="float">
            <text:p>800,000,000.00</text:p>
          </table:table-cell>
          <table:table-cell office:value-type="float" office:value="400000000" calcext:value-type="float">
            <text:p>400,000,000.00</text:p>
          </table:table-cell>
          <table:table-cell table:formula="of:=[.B1871]-[.C1871]" office:value-type="float" office:value="400000000" calcext:value-type="float">
            <text:p>400,000,000.00</text:p>
          </table:table-cell>
        </table:table-row>
        <table:table-row table:style-name="ro1">
          <table:table-cell office:value-type="string" calcext:value-type="string">
            <text:p>RS27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72]-[.C18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873]-[.C1873]" office:value-type="float" office:value="80000000" calcext:value-type="float">
            <text:p>80,000,000.00</text:p>
          </table:table-cell>
        </table:table-row>
        <table:table-row table:style-name="ro1">
          <table:table-cell office:value-type="string" calcext:value-type="string">
            <text:p>RS2789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80000000" calcext:value-type="float">
            <text:p>80,000,000.00</text:p>
          </table:table-cell>
          <table:table-cell table:formula="of:=[.B1874]-[.C1874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28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75]-[.C18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40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" calcext:value-type="float">
            <text:p>5,000,000.00</text:p>
          </table:table-cell>
          <table:table-cell table:formula="of:=[.B1876]-[.C1876]" office:value-type="float" office:value="25000000" calcext:value-type="float">
            <text:p>25,000,000.00</text:p>
          </table:table-cell>
        </table:table-row>
        <table:table-row table:style-name="ro1">
          <table:table-cell office:value-type="string" calcext:value-type="string">
            <text:p>DS01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77]-[.C18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3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78]-[.C18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79]-[.C18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93</text:p>
          </table:table-cell>
          <table:table-cell office:value-type="float" office:value="3500000000" calcext:value-type="float">
            <text:p>3,500,000,000.00</text:p>
          </table:table-cell>
          <table:table-cell office:value-type="float" office:value="2500000000" calcext:value-type="float">
            <text:p>2,500,000,000.00</text:p>
          </table:table-cell>
          <table:table-cell table:formula="of:=[.B1880]-[.C1880]" office:value-type="float" office:value="1000000000" calcext:value-type="float">
            <text:p>1,000,000,000.00</text:p>
          </table:table-cell>
        </table:table-row>
        <table:table-row table:style-name="ro1">
          <table:table-cell office:value-type="string" calcext:value-type="string">
            <text:p>EC0014</text:p>
          </table:table-cell>
          <table:table-cell office:value-type="float" office:value="150000000" calcext:value-type="float">
            <text:p>15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881]-[.C1881]" office:value-type="float" office:value="50000000" calcext:value-type="float">
            <text:p>50,000,000.00</text:p>
          </table:table-cell>
        </table:table-row>
        <table:table-row table:style-name="ro1">
          <table:table-cell office:value-type="string" calcext:value-type="string">
            <text:p>EC00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82]-[.C18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83]-[.C18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39</text:p>
          </table:table-cell>
          <table:table-cell office:value-type="float" office:value="25000000" calcext:value-type="float">
            <text:p>25,000,000.00</text:p>
          </table:table-cell>
          <table:table-cell office:value-type="float" office:value="15000000" calcext:value-type="float">
            <text:p>15,000,000.00</text:p>
          </table:table-cell>
          <table:table-cell table:formula="of:=[.B1884]-[.C1884]" office:value-type="float" office:value="10000000" calcext:value-type="float">
            <text:p>10,000,000.00</text:p>
          </table:table-cell>
        </table:table-row>
        <table:table-row table:style-name="ro1">
          <table:table-cell office:value-type="string" calcext:value-type="string">
            <text:p>PS06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85]-[.C188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86]-[.C18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87]-[.C18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7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88]-[.C18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7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89]-[.C188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1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90]-[.C18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91]-[.C18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2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92]-[.C18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93]-[.C18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4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94]-[.C18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4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95]-[.C18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96]-[.C18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6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97]-[.C189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6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898]-[.C18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70000000" calcext:value-type="float">
            <text:p>70,000,000.00</text:p>
          </table:table-cell>
          <table:table-cell table:formula="of:=[.B1899]-[.C1899]" office:value-type="float" office:value="30000000" calcext:value-type="float">
            <text:p>30,000,000.00</text:p>
          </table:table-cell>
        </table:table-row>
        <table:table-row table:style-name="ro1">
          <table:table-cell office:value-type="string" calcext:value-type="string">
            <text:p>PS07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00]-[.C19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9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01]-[.C19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902]-[.C1902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11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03]-[.C19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68</text:p>
          </table:table-cell>
          <table:table-cell office:value-type="float" office:value="375000000" calcext:value-type="float">
            <text:p>375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904]-[.C1904]" office:value-type="float" office:value="345000000" calcext:value-type="float">
            <text:p>345,000,000.00</text:p>
          </table:table-cell>
        </table:table-row>
        <table:table-row table:style-name="ro1">
          <table:table-cell office:value-type="string" calcext:value-type="string">
            <text:p>RS25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05]-[.C19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06]-[.C190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4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07]-[.C19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08]-[.C19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09]-[.C19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9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0]-[.C19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06</text:p>
          </table:table-cell>
          <table:table-cell office:value-type="float" office:value="80000000" calcext:value-type="float">
            <text:p>80,000,000.00</text:p>
          </table:table-cell>
          <table:table-cell office:value-type="float" office:value="10000000" calcext:value-type="float">
            <text:p>10,000,000.00</text:p>
          </table:table-cell>
          <table:table-cell table:formula="of:=[.B1911]-[.C1911]" office:value-type="float" office:value="70000000" calcext:value-type="float">
            <text:p>70,000,000.00</text:p>
          </table:table-cell>
        </table:table-row>
        <table:table-row table:style-name="ro1">
          <table:table-cell office:value-type="string" calcext:value-type="string">
            <text:p>RS26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2]-[.C19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3]-[.C19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4]-[.C19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5]-[.C19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0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6]-[.C19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0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7]-[.C19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2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8]-[.C191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5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19]-[.C191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6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0]-[.C192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1]-[.C192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2]-[.C192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3]-[.C192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8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4]-[.C192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5]-[.C192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10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6]-[.C192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HT01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7]-[.C192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8]-[.C192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29]-[.C192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4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0]-[.C193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1]-[.C193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5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2]-[.C193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6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3]-[.C193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4]-[.C193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5]-[.C193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0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6]-[.C193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7]-[.C193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8]-[.C193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39]-[.C193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38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0]-[.C1940]" office:value-type="float" office:value="-970000000" calcext:value-type="float">
            <text:p>-970,000,000.00</text:p>
          </table:table-cell>
        </table:table-row>
        <table:table-row table:style-name="ro1">
          <table:table-cell office:value-type="string" calcext:value-type="string">
            <text:p>PS09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1]-[.C194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6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2]-[.C194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7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3]-[.C194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4]-[.C194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9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5]-[.C194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9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6]-[.C194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3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7]-[.C194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28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48]-[.C194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384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100000000" calcext:value-type="float">
            <text:p>100,000,000.00</text:p>
          </table:table-cell>
          <table:table-cell table:formula="of:=[.B1949]-[.C1949]" office:value-type="float" office:value="100000000" calcext:value-type="float">
            <text:p>100,000,000.00</text:p>
          </table:table-cell>
        </table:table-row>
        <table:table-row table:style-name="ro1">
          <table:table-cell office:value-type="string" calcext:value-type="string">
            <text:p>RS267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50]-[.C195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68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51]-[.C195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1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52]-[.C195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2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53]-[.C195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4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54]-[.C195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57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80000000" calcext:value-type="float">
            <text:p>80,000,000.00</text:p>
          </table:table-cell>
          <table:table-cell table:formula="of:=[.B1955]-[.C1955]" office:value-type="float" office:value="120000000" calcext:value-type="float">
            <text:p>120,000,000.00</text:p>
          </table:table-cell>
        </table:table-row>
        <table:table-row table:style-name="ro1">
          <table:table-cell office:value-type="string" calcext:value-type="string">
            <text:p>RS2759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70000000" calcext:value-type="float">
            <text:p>70,000,000.00</text:p>
          </table:table-cell>
          <table:table-cell table:formula="of:=[.B1956]-[.C1956]" office:value-type="float" office:value="130000000" calcext:value-type="float">
            <text:p>130,000,000.00</text:p>
          </table:table-cell>
        </table:table-row>
        <table:table-row table:style-name="ro1">
          <table:table-cell office:value-type="string" calcext:value-type="string">
            <text:p>RS276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57]-[.C195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79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58]-[.C195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801</text:p>
          </table:table-cell>
          <table:table-cell office:value-type="float" office:value="30000000" calcext:value-type="float">
            <text:p>30,000,000.00</text:p>
          </table:table-cell>
          <table:table-cell office:value-type="float" office:value="50000000" calcext:value-type="float">
            <text:p>50,000,000.00</text:p>
          </table:table-cell>
          <table:table-cell table:formula="of:=[.B1959]-[.C1959]" office:value-type="float" office:value="-20000000" calcext:value-type="float">
            <text:p>-20,000,000.00</text:p>
          </table:table-cell>
        </table:table-row>
        <table:table-row table:style-name="ro1">
          <table:table-cell office:value-type="string" calcext:value-type="string">
            <text:p>RS283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0]-[.C196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1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1]-[.C196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2]-[.C196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3]-[.C196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DS02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4]-[.C196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2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5]-[.C196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EC002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6]-[.C196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7]-[.C196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8]-[.C196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4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69]-[.C196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4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0]-[.C197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6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1]-[.C197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2]-[.C197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7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3]-[.C197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4]-[.C197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5]-[.C197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9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6]-[.C197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9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7]-[.C197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69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8]-[.C197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2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79]-[.C197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3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80]-[.C198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3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81]-[.C198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5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82]-[.C198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83]-[.C198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5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84]-[.C198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68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1985]-[.C1985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PS07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86]-[.C198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78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87]-[.C198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PS080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88]-[.C198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059</text:p>
          </table:table-cell>
          <table:table-cell office:value-type="float" office:value="300000000" calcext:value-type="float">
            <text:p>300,000,000.00</text:p>
          </table:table-cell>
          <table:table-cell office:value-type="float" office:value="30000000" calcext:value-type="float">
            <text:p>30,000,000.00</text:p>
          </table:table-cell>
          <table:table-cell table:formula="of:=[.B1989]-[.C1989]" office:value-type="float" office:value="270000000" calcext:value-type="float">
            <text:p>270,000,000.00</text:p>
          </table:table-cell>
        </table:table-row>
        <table:table-row table:style-name="ro1">
          <table:table-cell office:value-type="string" calcext:value-type="string">
            <text:p>RS109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0]-[.C199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0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1]-[.C199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2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2]-[.C199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1197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3]-[.C199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4]-[.C199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47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5]-[.C199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0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6]-[.C199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06</text:p>
          </table:table-cell>
          <table:table-cell office:value-type="float" office:value="200000000" calcext:value-type="float">
            <text:p>200,000,000.00</text:p>
          </table:table-cell>
          <table:table-cell office:value-type="float" office:value="95000000" calcext:value-type="float">
            <text:p>95,000,000.00</text:p>
          </table:table-cell>
          <table:table-cell table:formula="of:=[.B1997]-[.C1997]" office:value-type="float" office:value="105000000" calcext:value-type="float">
            <text:p>105,000,000.00</text:p>
          </table:table-cell>
        </table:table-row>
        <table:table-row table:style-name="ro1">
          <table:table-cell office:value-type="string" calcext:value-type="string">
            <text:p>RS251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8]-[.C199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2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1999]-[.C199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00]-[.C200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40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01]-[.C200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4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02]-[.C200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03]-[.C200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5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04]-[.C200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5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05]-[.C200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RS2579</text:p>
          </table:table-cell>
          <table:table-cell office:value-type="float" office:value="60000000" calcext:value-type="float">
            <text:p>60,000,000.00</text:p>
          </table:table-cell>
          <table:table-cell office:value-type="float" office:value="20000000" calcext:value-type="float">
            <text:p>20,000,000.00</text:p>
          </table:table-cell>
          <table:table-cell table:formula="of:=[.B2006]-[.C2006]" office:value-type="float" office:value="40000000" calcext:value-type="float">
            <text:p>40,000,000.00</text:p>
          </table:table-cell>
        </table:table-row>
        <table:table-row table:style-name="ro1">
          <table:table-cell office:value-type="string" calcext:value-type="string">
            <text:p>RS2638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07]-[.C200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1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08]-[.C2008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1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09]-[.C2009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1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10]-[.C2010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34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11]-[.C2011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39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12]-[.C2012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5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13]-[.C2013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63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14]-[.C2014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72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15]-[.C2015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81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16]-[.C2016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86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17]-[.C2017]" office:value-type="float" office:value="-900000000" calcext:value-type="float">
            <text:p>-900,000,000.00</text:p>
          </table:table-cell>
        </table:table-row>
        <table:table-row table:style-name="ro1">
          <table:table-cell office:value-type="string" calcext:value-type="string">
            <text:p>UM0995</text:p>
          </table:table-cell>
          <table:table-cell office:value-type="float" office:value="100000000" calcext:value-type="float">
            <text:p>100,000,000.00</text:p>
          </table:table-cell>
          <table:table-cell office:value-type="float" office:value="1000000000" calcext:value-type="float">
            <text:p>1,000,000,000.00</text:p>
          </table:table-cell>
          <table:table-cell table:formula="of:=[.B2018]-[.C2018]" office:value-type="float" office:value="-900000000" calcext:value-type="float">
            <text:p>-900,000,000.00</text:p>
          </table:table-cell>
        </table:table-row>
        <table:table-row table:style-name="ro1" table:number-rows-repeated="1046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1:40:08.302159368</meta:creation-date>
    <dc:date>2022-12-30T11:43:54.264817652</dc:date>
    <meta:editing-duration>PT3M46S</meta:editing-duration>
    <meta:editing-cycles>1</meta:editing-cycles>
    <meta:document-statistic meta:table-count="1" meta:cell-count="8072" meta:object-count="0"/>
    <meta:generator>LibreOffice/7.3.5.2$Linux_X86_64 LibreOffice_project/184fe81b8c8c30d8b5082578aee2fed2ea847c01</meta:generator>
  </office:meta>
</office:document-meta>
</file>